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style:line-height-at-least="0.1979in" fo:background-color="#1E1E1E"/>
      <style:text-properties fo:hyphenate="true"/>
    </style:style>
    <style:style style:name="T2"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9" style:parent-style-name="Normal" style:family="paragraph">
      <style:paragraph-properties fo:margin-bottom="0in" style:line-height-at-least="0.1979in" fo:background-color="#1E1E1E"/>
      <style:text-properties fo:hyphenate="true"/>
    </style:style>
    <style:style style:name="T10"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1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1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4"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1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6"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17" style:parent-style-name="Normal" style:family="paragraph">
      <style:paragraph-properties fo:margin-bottom="0in" style:line-height-at-least="0.1979in" fo:background-color="#1E1E1E"/>
      <style:text-properties fo:hyphenate="true"/>
    </style:style>
    <style:style style:name="T18"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1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2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2"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2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4"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2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6"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P27" style:parent-style-name="Normal" style:family="paragraph">
      <style:paragraph-properties fo:margin-bottom="0in" style:line-height-at-least="0.1979in" fo:background-color="#1E1E1E"/>
      <style:text-properties fo:hyphenate="true"/>
    </style:style>
    <style:style style:name="T28"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2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2"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4"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3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6"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8"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41" style:parent-style-name="Normal" style:family="paragraph">
      <style:paragraph-properties fo:margin-bottom="0in" style:line-height-at-least="0.1979in" fo:background-color="#1E1E1E"/>
      <style:text-properties fo:hyphenate="true"/>
    </style:style>
    <style:style style:name="T42"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4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4"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4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6"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4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8"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4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51" style:parent-style-name="Normal" style:family="paragraph">
      <style:paragraph-properties fo:margin-bottom="0in" style:line-height-at-least="0.1979in" fo:background-color="#1E1E1E"/>
      <style:text-properties fo:hyphenate="true"/>
    </style:style>
    <style:style style:name="T52"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5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4"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5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6"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5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8"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5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2"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P63" style:parent-style-name="Normal" style:family="paragraph">
      <style:paragraph-properties fo:margin-bottom="0in" style:line-height-at-least="0.1979in" fo:background-color="#1E1E1E"/>
      <style:text-properties fo:hyphenate="true"/>
    </style:style>
    <style:style style:name="T64"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6"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8"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71" style:parent-style-name="Normal" style:family="paragraph">
      <style:paragraph-properties fo:margin-bottom="0in" style:line-height-at-least="0.1979in" fo:background-color="#1E1E1E"/>
      <style:text-properties fo:hyphenate="true"/>
    </style:style>
    <style:style style:name="T72"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7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4"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7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6"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7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8"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7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81"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82" style:parent-style-name="Normal" style:family="paragraph">
      <style:paragraph-properties fo:margin-bottom="0in" style:line-height-at-least="0.1979in" fo:background-color="#1E1E1E"/>
      <style:text-properties fo:hyphenate="true"/>
    </style:style>
    <style:style style:name="T83"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8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5"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8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89" style:parent-style-name="Normal" style:family="paragraph">
      <style:paragraph-properties fo:margin-bottom="0in" style:line-height-at-least="0.1979in" fo:background-color="#1E1E1E"/>
      <style:text-properties fo:hyphenate="true"/>
    </style:style>
    <style:style style:name="T9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3"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9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5"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9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99" style:parent-style-name="Normal" style:family="paragraph">
      <style:paragraph-properties fo:margin-bottom="0in" style:line-height-at-least="0.1979in" fo:background-color="#1E1E1E"/>
      <style:text-properties fo:hyphenate="true"/>
    </style:style>
    <style:style style:name="T10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3"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0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7"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0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9"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1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3"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11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15" style:parent-style-name="Normal" style:family="paragraph">
      <style:paragraph-properties fo:margin-bottom="0in" style:line-height-at-least="0.1979in" fo:background-color="#1E1E1E"/>
      <style:text-properties fo:hyphenate="true"/>
    </style:style>
    <style:style style:name="T11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9"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2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2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3"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2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5"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2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7"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2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9"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3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31"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3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33"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3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35" style:parent-style-name="Normal" style:family="paragraph">
      <style:paragraph-properties fo:margin-bottom="0in" style:line-height-at-least="0.1979in" fo:background-color="#1E1E1E"/>
      <style:text-properties fo:hyphenate="true"/>
    </style:style>
    <style:style style:name="T13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37"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13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3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140"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41" style:parent-style-name="Normal" style:family="paragraph">
      <style:paragraph-properties fo:margin-bottom="0in" style:line-height-at-least="0.1979in" fo:background-color="#1E1E1E"/>
      <style:text-properties fo:hyphenate="true"/>
    </style:style>
    <style:style style:name="T142"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14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44"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4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4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4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48" style:parent-style-name="Normal" style:family="paragraph">
      <style:paragraph-properties fo:margin-bottom="0in" style:line-height-at-least="0.1979in" fo:background-color="#1E1E1E"/>
      <style:text-properties fo:hyphenate="true"/>
    </style:style>
    <style:style style:name="T14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50"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151" style:parent-style-name="Normal" style:family="paragraph">
      <style:paragraph-properties fo:margin-bottom="0in" style:line-height-at-least="0.1979in" fo:background-color="#1E1E1E"/>
      <style:text-properties fo:hyphenate="true"/>
    </style:style>
    <style:style style:name="T15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53"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5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5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5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57"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5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59" style:parent-style-name="Normal" style:family="paragraph">
      <style:paragraph-properties fo:margin-bottom="0in" style:line-height-at-least="0.1979in" fo:background-color="#1E1E1E"/>
      <style:text-properties fo:hyphenate="true"/>
    </style:style>
    <style:style style:name="T16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61"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6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6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6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65"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6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67" style:parent-style-name="Normal" style:family="paragraph">
      <style:paragraph-properties fo:margin-bottom="0in" style:line-height-at-least="0.1979in" fo:background-color="#1E1E1E"/>
      <style:text-properties fo:hyphenate="true"/>
    </style:style>
    <style:style style:name="T16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69"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7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71"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7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73"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P174"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75" style:parent-style-name="Normal" style:family="paragraph">
      <style:paragraph-properties fo:margin-bottom="0in" style:line-height-at-least="0.1979in" fo:background-color="#1E1E1E"/>
      <style:text-properties fo:hyphenate="true"/>
    </style:style>
    <style:style style:name="T17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77"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178" style:parent-style-name="Normal" style:family="paragraph">
      <style:paragraph-properties fo:margin-bottom="0in" style:line-height-at-least="0.1979in" fo:background-color="#1E1E1E"/>
      <style:text-properties fo:hyphenate="true"/>
    </style:style>
    <style:style style:name="T17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8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8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8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8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8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8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86"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8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88"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8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90"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9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9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9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94"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9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96"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9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98"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9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0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0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02"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20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204" style:parent-style-name="Normal" style:family="paragraph">
      <style:paragraph-properties fo:margin-bottom="0in" style:line-height-at-least="0.1979in" fo:background-color="#1E1E1E"/>
      <style:text-properties fo:hyphenate="true"/>
    </style:style>
    <style:style style:name="T20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06"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20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0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209"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210" style:parent-style-name="Normal" style:family="paragraph">
      <style:paragraph-properties fo:margin-bottom="0in" style:line-height-at-least="0.1979in" fo:background-color="#1E1E1E"/>
      <style:text-properties fo:hyphenate="true"/>
    </style:style>
    <style:style style:name="T211"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21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13"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21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1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1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217" style:parent-style-name="Normal" style:family="paragraph">
      <style:paragraph-properties fo:margin-bottom="0in" style:line-height-at-least="0.1979in" fo:background-color="#1E1E1E"/>
      <style:text-properties fo:hyphenate="true"/>
    </style:style>
    <style:style style:name="T21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1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2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21"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22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2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2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25"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22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2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2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29"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23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231"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232" style:parent-style-name="Normal" style:family="paragraph">
      <style:paragraph-properties fo:margin-bottom="0in" style:line-height-at-least="0.1979in" fo:background-color="#1E1E1E"/>
      <style:text-properties fo:hyphenate="true"/>
    </style:style>
    <style:style style:name="T23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34"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23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3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3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3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3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40"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24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242" style:parent-style-name="Normal" style:family="paragraph">
      <style:paragraph-properties fo:margin-bottom="0in" style:line-height-at-least="0.1979in" fo:background-color="#1E1E1E"/>
      <style:text-properties fo:hyphenate="true"/>
    </style:style>
    <style:style style:name="T24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4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4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4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4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48"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24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250"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251" style:parent-style-name="Normal" style:family="paragraph">
      <style:paragraph-properties fo:margin-bottom="0in" style:line-height-at-least="0.1979in" fo:background-color="#1E1E1E"/>
      <style:text-properties fo:hyphenate="true"/>
    </style:style>
    <style:style style:name="T25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5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5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5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5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5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5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59"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26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61"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26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6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6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265"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266" style:parent-style-name="Normal" style:family="paragraph">
      <style:paragraph-properties fo:margin-bottom="0in" style:line-height-at-least="0.1979in" fo:background-color="#1E1E1E"/>
      <style:text-properties fo:hyphenate="true"/>
    </style:style>
    <style:style style:name="T26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68"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269" style:parent-style-name="Normal" style:family="paragraph">
      <style:paragraph-properties fo:margin-bottom="0in" style:line-height-at-least="0.1979in" fo:background-color="#1E1E1E"/>
      <style:text-properties fo:hyphenate="true"/>
    </style:style>
    <style:style style:name="T27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7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7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73"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27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75"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27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7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7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7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8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8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8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83"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28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285" style:parent-style-name="Normal" style:family="paragraph">
      <style:paragraph-properties fo:margin-bottom="0in" style:line-height-at-least="0.1979in" fo:background-color="#1E1E1E"/>
      <style:text-properties fo:hyphenate="true"/>
    </style:style>
    <style:style style:name="T28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87"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28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8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290"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291" style:parent-style-name="Normal" style:family="paragraph">
      <style:paragraph-properties fo:margin-bottom="0in" style:line-height-at-least="0.1979in" fo:background-color="#1E1E1E"/>
      <style:text-properties fo:hyphenate="true"/>
    </style:style>
    <style:style style:name="T292"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29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94"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29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29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29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298" style:parent-style-name="Normal" style:family="paragraph">
      <style:paragraph-properties fo:margin-bottom="0in" style:line-height-at-least="0.1979in" fo:background-color="#1E1E1E"/>
      <style:text-properties fo:hyphenate="true"/>
    </style:style>
    <style:style style:name="T29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0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0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02"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0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04" style:parent-style-name="Normal" style:family="paragraph">
      <style:paragraph-properties fo:margin-bottom="0in" style:line-height-at-least="0.1979in" fo:background-color="#1E1E1E"/>
      <style:text-properties fo:hyphenate="true"/>
    </style:style>
    <style:style style:name="T30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0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0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0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0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1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1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12"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31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14" style:parent-style-name="Normal" style:family="paragraph">
      <style:paragraph-properties fo:margin-bottom="0in" style:line-height-at-least="0.1979in" fo:background-color="#1E1E1E"/>
      <style:text-properties fo:hyphenate="true"/>
    </style:style>
    <style:style style:name="T31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1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1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1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1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20"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32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2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2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24" style:parent-style-name="Normal" style:family="paragraph">
      <style:paragraph-properties fo:margin-bottom="0in" style:line-height-at-least="0.1979in" fo:background-color="#1E1E1E"/>
      <style:text-properties fo:hyphenate="true"/>
    </style:style>
    <style:style style:name="T32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26"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32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28"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2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3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3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3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3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3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3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3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3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38"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339" style:parent-style-name="Normal" style:family="paragraph">
      <style:paragraph-properties fo:margin-bottom="0in" style:line-height-at-least="0.1979in" fo:background-color="#1E1E1E"/>
      <style:text-properties fo:hyphenate="true"/>
    </style:style>
    <style:style style:name="T340"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34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42"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34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4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4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46" style:parent-style-name="Normal" style:family="paragraph">
      <style:paragraph-properties fo:margin-bottom="0in" style:line-height-at-least="0.1979in" fo:background-color="#1E1E1E"/>
      <style:text-properties fo:hyphenate="true"/>
    </style:style>
    <style:style style:name="T34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4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4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5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5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5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5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54"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35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56" style:parent-style-name="Normal" style:family="paragraph">
      <style:paragraph-properties fo:margin-bottom="0in" style:line-height-at-least="0.1979in" fo:background-color="#1E1E1E"/>
      <style:text-properties fo:hyphenate="true"/>
    </style:style>
    <style:style style:name="T35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5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5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6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6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62"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36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6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6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66" style:parent-style-name="Normal" style:family="paragraph">
      <style:paragraph-properties fo:margin-bottom="0in" style:line-height-at-least="0.1979in" fo:background-color="#1E1E1E"/>
      <style:text-properties fo:hyphenate="true"/>
    </style:style>
    <style:style style:name="T36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68"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36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7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7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72"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37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7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7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76" style:parent-style-name="Normal" style:family="paragraph">
      <style:paragraph-properties fo:margin-bottom="0.1666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377" style:parent-style-name="Normal" style:family="paragraph">
      <style:paragraph-properties fo:margin-bottom="0in" style:line-height-at-least="0.1979in" fo:background-color="#1E1E1E"/>
      <style:text-properties fo:hyphenate="true"/>
    </style:style>
    <style:style style:name="T378"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37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80"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38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82" style:parent-style-name="Normal" style:family="paragraph">
      <style:paragraph-properties fo:margin-bottom="0in" style:line-height-at-least="0.1979in" fo:background-color="#1E1E1E"/>
      <style:text-properties fo:hyphenate="true"/>
    </style:style>
    <style:style style:name="T38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8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8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86"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38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88"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38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90" style:parent-style-name="Normal" style:family="paragraph">
      <style:paragraph-properties fo:margin-bottom="0in" style:line-height-at-least="0.1979in" fo:background-color="#1E1E1E"/>
      <style:text-properties fo:hyphenate="true"/>
    </style:style>
    <style:style style:name="T39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9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9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94"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39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39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39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398" style:parent-style-name="Normal" style:family="paragraph">
      <style:paragraph-properties fo:margin-bottom="0in" style:line-height-at-least="0.1979in" fo:background-color="#1E1E1E"/>
      <style:text-properties fo:hyphenate="true"/>
    </style:style>
    <style:style style:name="T39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0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0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02"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40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0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0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406" style:parent-style-name="Normal" style:family="paragraph">
      <style:paragraph-properties fo:margin-bottom="0in" style:line-height-at-least="0.1979in" fo:background-color="#1E1E1E"/>
      <style:text-properties fo:hyphenate="true"/>
    </style:style>
    <style:style style:name="T40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0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0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10"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41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1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1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414" style:parent-style-name="Normal" style:family="paragraph">
      <style:paragraph-properties fo:margin-bottom="0in" style:line-height-at-least="0.1979in" fo:background-color="#1E1E1E"/>
      <style:text-properties fo:hyphenate="true"/>
    </style:style>
    <style:style style:name="T41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1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1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18"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41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2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2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422"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423" style:parent-style-name="Normal" style:family="paragraph">
      <style:paragraph-properties fo:margin-bottom="0in" style:line-height-at-least="0.1979in" fo:background-color="#1E1E1E"/>
      <style:text-properties fo:hyphenate="true"/>
    </style:style>
    <style:style style:name="T42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25"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426" style:parent-style-name="Normal" style:family="paragraph">
      <style:paragraph-properties fo:margin-bottom="0in" style:line-height-at-least="0.1979in" fo:background-color="#1E1E1E"/>
      <style:text-properties fo:hyphenate="true"/>
    </style:style>
    <style:style style:name="T42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2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2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30"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43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32"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43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3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3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36"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43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438"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439" style:parent-style-name="Normal" style:family="paragraph">
      <style:paragraph-properties fo:margin-bottom="0in" style:line-height-at-least="0.1979in" fo:background-color="#1E1E1E"/>
      <style:text-properties fo:hyphenate="true"/>
    </style:style>
    <style:style style:name="T440"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44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4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4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44"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44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446" style:parent-style-name="Normal" style:family="paragraph">
      <style:paragraph-properties fo:margin-bottom="0in" style:line-height-at-least="0.1979in" fo:background-color="#1E1E1E"/>
      <style:text-properties fo:hyphenate="true"/>
    </style:style>
    <style:style style:name="T44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48"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44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5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5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52"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T453"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T454"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T455"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456"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457"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458"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459"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460"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461"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462"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463"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464" style:parent-style-name="Normal" style:family="paragraph">
      <style:paragraph-properties fo:margin-bottom="0in" style:line-height-at-least="0.1979in" fo:background-color="#1E1E1E"/>
      <style:text-properties fo:hyphenate="true"/>
    </style:style>
    <style:style style:name="T465"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46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67"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46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6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7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471" style:parent-style-name="Normal" style:family="paragraph">
      <style:paragraph-properties fo:margin-bottom="0in" style:line-height-at-least="0.1979in" fo:background-color="#1E1E1E"/>
      <style:text-properties fo:hyphenate="true"/>
    </style:style>
    <style:style style:name="T47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73"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474" style:parent-style-name="Normal" style:family="paragraph">
      <style:paragraph-properties fo:margin-bottom="0in" style:line-height-at-least="0.1979in" fo:background-color="#1E1E1E"/>
      <style:text-properties fo:hyphenate="true"/>
    </style:style>
    <style:style style:name="T47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76"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47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7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7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8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8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82"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48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484" style:parent-style-name="Normal" style:family="paragraph">
      <style:paragraph-properties fo:margin-bottom="0in" style:line-height-at-least="0.1979in" fo:background-color="#1E1E1E"/>
      <style:text-properties fo:hyphenate="true"/>
    </style:style>
    <style:style style:name="T48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8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8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8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48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90"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49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492"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493" style:parent-style-name="Normal" style:family="paragraph">
      <style:paragraph-properties fo:margin-bottom="0in" style:line-height-at-least="0.1979in" fo:background-color="#1E1E1E"/>
      <style:text-properties fo:hyphenate="true"/>
    </style:style>
    <style:style style:name="T49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95"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496" style:parent-style-name="Normal" style:family="paragraph">
      <style:paragraph-properties fo:margin-bottom="0in" style:line-height-at-least="0.1979in" fo:background-color="#1E1E1E"/>
      <style:text-properties fo:hyphenate="true"/>
    </style:style>
    <style:style style:name="T49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498"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49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00"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0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02"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50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504" style:parent-style-name="Normal" style:family="paragraph">
      <style:paragraph-properties fo:margin-bottom="0in" style:line-height-at-least="0.1979in" fo:background-color="#1E1E1E"/>
      <style:text-properties fo:hyphenate="true"/>
    </style:style>
    <style:style style:name="T50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06"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0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08"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0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10"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51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512" style:parent-style-name="Normal" style:family="paragraph">
      <style:paragraph-properties fo:margin-bottom="0in" style:line-height-at-least="0.1979in" fo:background-color="#1E1E1E"/>
      <style:text-properties fo:hyphenate="true"/>
    </style:style>
    <style:style style:name="T51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14"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1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16"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1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18"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P519"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520" style:parent-style-name="Normal" style:family="paragraph">
      <style:paragraph-properties fo:margin-bottom="0in" style:line-height-at-least="0.1979in" fo:background-color="#1E1E1E"/>
      <style:text-properties fo:hyphenate="true"/>
    </style:style>
    <style:style style:name="T52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22"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523" style:parent-style-name="Normal" style:family="paragraph">
      <style:paragraph-properties fo:margin-bottom="0in" style:line-height-at-least="0.1979in" fo:background-color="#1E1E1E"/>
      <style:text-properties fo:hyphenate="true"/>
    </style:style>
    <style:style style:name="T52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2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2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27"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2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29"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3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31"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53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33"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3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35"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3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37"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3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39"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54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41"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4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4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4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45"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54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547"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548" style:parent-style-name="Normal" style:family="paragraph">
      <style:paragraph-properties fo:margin-bottom="0in" style:line-height-at-least="0.1979in" fo:background-color="#1E1E1E"/>
      <style:text-properties fo:hyphenate="true"/>
    </style:style>
    <style:style style:name="T54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50"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551" style:parent-style-name="Normal" style:family="paragraph">
      <style:paragraph-properties fo:margin-bottom="0in" style:line-height-at-least="0.1979in" fo:background-color="#1E1E1E"/>
      <style:text-properties fo:hyphenate="true"/>
    </style:style>
    <style:style style:name="T55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5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5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55"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55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5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5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559"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560" style:parent-style-name="Normal" style:family="paragraph">
      <style:paragraph-properties fo:margin-bottom="0in" style:line-height-at-least="0.1979in" fo:background-color="#1E1E1E"/>
      <style:text-properties fo:hyphenate="true"/>
    </style:style>
    <style:style style:name="T56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62"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563" style:parent-style-name="Normal" style:family="paragraph">
      <style:paragraph-properties fo:margin-bottom="0in" style:line-height-at-least="0.1979in" fo:background-color="#1E1E1E"/>
      <style:text-properties fo:hyphenate="true"/>
    </style:style>
    <style:style style:name="T56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6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6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6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6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6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7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571"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572" style:parent-style-name="Normal" style:family="paragraph">
      <style:paragraph-properties fo:margin-bottom="0in" style:line-height-at-least="0.1979in" fo:background-color="#1E1E1E"/>
      <style:text-properties fo:hyphenate="true"/>
    </style:style>
    <style:style style:name="T57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74"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575" style:parent-style-name="Normal" style:family="paragraph">
      <style:paragraph-properties fo:margin-bottom="0in" style:line-height-at-least="0.1979in" fo:background-color="#1E1E1E"/>
      <style:text-properties fo:hyphenate="true"/>
    </style:style>
    <style:style style:name="T57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7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7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79"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58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81"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58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8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8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8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8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8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8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89"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59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9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59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93"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59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595"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596" style:parent-style-name="Normal" style:family="paragraph">
      <style:paragraph-properties fo:margin-bottom="0in" style:line-height-at-least="0.1979in" fo:background-color="#1E1E1E"/>
      <style:text-properties fo:hyphenate="true"/>
    </style:style>
    <style:style style:name="T59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598"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59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0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601"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602"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603"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604"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605"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606" style:parent-style-name="Normal" style:family="paragraph">
      <style:paragraph-properties fo:margin-bottom="0in" style:line-height-at-least="0.1979in" fo:background-color="#1E1E1E"/>
      <style:text-properties fo:hyphenate="true"/>
    </style:style>
    <style:style style:name="T607"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0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09"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1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11"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1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13"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614" style:parent-style-name="Normal" style:family="paragraph">
      <style:paragraph-properties fo:margin-bottom="0in" style:line-height-at-least="0.1979in" fo:background-color="#1E1E1E"/>
      <style:text-properties fo:hyphenate="true"/>
    </style:style>
    <style:style style:name="T615"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1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17"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1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19"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2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21"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622" style:parent-style-name="Normal" style:family="paragraph">
      <style:paragraph-properties fo:margin-bottom="0in" style:line-height-at-least="0.1979in" fo:background-color="#1E1E1E"/>
      <style:text-properties fo:hyphenate="true"/>
    </style:style>
    <style:style style:name="T623"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2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25"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2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27"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2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29"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3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31"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3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33"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3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35"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636" style:parent-style-name="Normal" style:family="paragraph">
      <style:paragraph-properties fo:margin-bottom="0in" style:line-height-at-least="0.1979in" fo:background-color="#1E1E1E"/>
      <style:text-properties fo:hyphenate="true"/>
    </style:style>
    <style:style style:name="T637"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3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39"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4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41"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4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43"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4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45"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646" style:parent-style-name="Normal" style:family="paragraph">
      <style:paragraph-properties fo:margin-bottom="0in" style:line-height-at-least="0.1979in" fo:background-color="#1E1E1E"/>
      <style:text-properties fo:hyphenate="true"/>
    </style:style>
    <style:style style:name="T647"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4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49"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5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51"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5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53"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5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55"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5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57"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P658" style:parent-style-name="Normal" style:family="paragraph">
      <style:paragraph-properties fo:margin-bottom="0in" style:line-height-at-least="0.1979in" fo:background-color="#1E1E1E"/>
      <style:text-properties fo:hyphenate="true"/>
    </style:style>
    <style:style style:name="T659"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6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61"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6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63"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6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65"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666" style:parent-style-name="Normal" style:family="paragraph">
      <style:paragraph-properties fo:margin-bottom="0in" style:line-height-at-least="0.1979in" fo:background-color="#1E1E1E"/>
      <style:text-properties fo:hyphenate="true"/>
    </style:style>
    <style:style style:name="T667"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6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69"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7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71"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7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73"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7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75"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676" style:parent-style-name="Normal" style:family="paragraph">
      <style:paragraph-properties fo:margin-bottom="0in" style:line-height-at-least="0.1979in" fo:background-color="#1E1E1E"/>
      <style:text-properties fo:hyphenate="true"/>
    </style:style>
    <style:style style:name="T677"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7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79"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8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81"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68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83"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P684" style:parent-style-name="Normal" style:family="paragraph">
      <style:paragraph-properties fo:margin-bottom="0.1666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685" style:parent-style-name="Normal" style:family="paragraph">
      <style:paragraph-properties fo:margin-bottom="0in" style:line-height-at-least="0.1979in" fo:background-color="#1E1E1E"/>
      <style:text-properties fo:hyphenate="true"/>
    </style:style>
    <style:style style:name="T686"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68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88"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68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9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69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692" style:parent-style-name="Normal" style:family="paragraph">
      <style:paragraph-properties fo:margin-bottom="0in" style:line-height-at-least="0.1979in" fo:background-color="#1E1E1E"/>
      <style:text-properties fo:hyphenate="true"/>
    </style:style>
    <style:style style:name="T69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9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69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96"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69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698"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69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0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0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702" style:parent-style-name="Normal" style:family="paragraph">
      <style:paragraph-properties fo:margin-bottom="0in" style:line-height-at-least="0.1979in" fo:background-color="#1E1E1E"/>
      <style:text-properties fo:hyphenate="true"/>
    </style:style>
    <style:style style:name="T70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0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0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06"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70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0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0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10"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71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12"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71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1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1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16"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71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718" style:parent-style-name="Normal" style:family="paragraph">
      <style:paragraph-properties fo:margin-bottom="0in" style:line-height-at-least="0.1979in" fo:background-color="#1E1E1E"/>
      <style:text-properties fo:hyphenate="true"/>
    </style:style>
    <style:style style:name="T71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2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2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22"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72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2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2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26"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72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28"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72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30"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73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32"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73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34"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73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36"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73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738" style:parent-style-name="Normal" style:family="paragraph">
      <style:paragraph-properties fo:margin-bottom="0in" style:line-height-at-least="0.1979in" fo:background-color="#1E1E1E"/>
      <style:text-properties fo:hyphenate="true"/>
    </style:style>
    <style:style style:name="T73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40"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74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4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743" style:parent-style-name="Normal" style:family="paragraph">
      <style:paragraph-properties fo:margin-bottom="0.1666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744" style:parent-style-name="Normal" style:family="paragraph">
      <style:paragraph-properties fo:margin-bottom="0in" style:line-height-at-least="0.1979in" fo:background-color="#1E1E1E"/>
      <style:text-properties fo:hyphenate="true"/>
    </style:style>
    <style:style style:name="T745"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74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47"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74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4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5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751" style:parent-style-name="Normal" style:family="paragraph">
      <style:paragraph-properties fo:margin-bottom="0in" style:line-height-at-least="0.1979in" fo:background-color="#1E1E1E"/>
      <style:text-properties fo:hyphenate="true"/>
    </style:style>
    <style:style style:name="T75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5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5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55"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75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5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5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59"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76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6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6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63"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76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765"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766" style:parent-style-name="Normal" style:family="paragraph">
      <style:paragraph-properties fo:margin-bottom="0in" style:line-height-at-least="0.1979in" fo:background-color="#1E1E1E"/>
      <style:text-properties fo:hyphenate="true"/>
    </style:style>
    <style:style style:name="T76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68"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76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7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7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7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7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74"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77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776" style:parent-style-name="Normal" style:family="paragraph">
      <style:paragraph-properties fo:margin-bottom="0in" style:line-height-at-least="0.1979in" fo:background-color="#1E1E1E"/>
      <style:text-properties fo:hyphenate="true"/>
    </style:style>
    <style:style style:name="T77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7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7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8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8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82"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78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784"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785" style:parent-style-name="Normal" style:family="paragraph">
      <style:paragraph-properties fo:margin-bottom="0in" style:line-height-at-least="0.1979in" fo:background-color="#1E1E1E"/>
      <style:text-properties fo:hyphenate="true"/>
    </style:style>
    <style:style style:name="T78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8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8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8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9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9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9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93"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79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95"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79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79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79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799"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800" style:parent-style-name="Normal" style:family="paragraph">
      <style:paragraph-properties fo:margin-bottom="0in" style:line-height-at-least="0.1979in" fo:background-color="#1E1E1E"/>
      <style:text-properties fo:hyphenate="true"/>
    </style:style>
    <style:style style:name="T80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02"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803" style:parent-style-name="Normal" style:family="paragraph">
      <style:paragraph-properties fo:margin-bottom="0in" style:line-height-at-least="0.1979in" fo:background-color="#1E1E1E"/>
      <style:text-properties fo:hyphenate="true"/>
    </style:style>
    <style:style style:name="T80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0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0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07"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80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09"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81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1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1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1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1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1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1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17"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81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819" style:parent-style-name="Normal" style:family="paragraph">
      <style:paragraph-properties fo:margin-bottom="0in" style:line-height-at-least="0.1979in" fo:background-color="#1E1E1E"/>
      <style:text-properties fo:hyphenate="true"/>
    </style:style>
    <style:style style:name="T82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21"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82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2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824" style:parent-style-name="Normal" style:family="paragraph">
      <style:paragraph-properties fo:margin-bottom="0.1666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825" style:parent-style-name="Normal" style:family="paragraph">
      <style:paragraph-properties fo:margin-bottom="0in" style:line-height-at-least="0.1979in" fo:background-color="#1E1E1E"/>
      <style:text-properties fo:hyphenate="true"/>
    </style:style>
    <style:style style:name="T826"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82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28"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82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3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3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832" style:parent-style-name="Normal" style:family="paragraph">
      <style:paragraph-properties fo:margin-bottom="0in" style:line-height-at-least="0.1979in" fo:background-color="#1E1E1E"/>
      <style:text-properties fo:hyphenate="true"/>
    </style:style>
    <style:style style:name="T83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34"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835" style:parent-style-name="Normal" style:family="paragraph">
      <style:paragraph-properties fo:margin-bottom="0in" style:line-height-at-least="0.1979in" fo:background-color="#1E1E1E"/>
      <style:text-properties fo:hyphenate="true"/>
    </style:style>
    <style:style style:name="T83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37"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83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3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4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4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4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43"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84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845" style:parent-style-name="Normal" style:family="paragraph">
      <style:paragraph-properties fo:margin-bottom="0in" style:line-height-at-least="0.1979in" fo:background-color="#1E1E1E"/>
      <style:text-properties fo:hyphenate="true"/>
    </style:style>
    <style:style style:name="T84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4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4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4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5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51"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85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853"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854" style:parent-style-name="Normal" style:family="paragraph">
      <style:paragraph-properties fo:margin-bottom="0in" style:line-height-at-least="0.1979in" fo:background-color="#1E1E1E"/>
      <style:text-properties fo:hyphenate="true"/>
    </style:style>
    <style:style style:name="T85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56"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857" style:parent-style-name="Normal" style:family="paragraph">
      <style:paragraph-properties fo:margin-bottom="0in" style:line-height-at-least="0.1979in" fo:background-color="#1E1E1E"/>
      <style:text-properties fo:hyphenate="true"/>
    </style:style>
    <style:style style:name="T85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5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6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61"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86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863" style:parent-style-name="Normal" style:family="paragraph">
      <style:paragraph-properties fo:margin-bottom="0in" style:line-height-at-least="0.1979in" fo:background-color="#1E1E1E"/>
      <style:text-properties fo:hyphenate="true"/>
    </style:style>
    <style:style style:name="T86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6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6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67"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86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69"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87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7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7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73"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87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75"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87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7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7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79"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88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881"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882" style:parent-style-name="Normal" style:family="paragraph">
      <style:paragraph-properties fo:margin-bottom="0in" style:line-height-at-least="0.1979in" fo:background-color="#1E1E1E"/>
      <style:text-properties fo:hyphenate="true"/>
    </style:style>
    <style:style style:name="T88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84"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885" style:parent-style-name="Normal" style:family="paragraph">
      <style:paragraph-properties fo:margin-bottom="0in" style:line-height-at-least="0.1979in" fo:background-color="#1E1E1E"/>
      <style:text-properties fo:hyphenate="true"/>
    </style:style>
    <style:style style:name="T88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8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8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89"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89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91"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89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9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9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9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9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9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89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899"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90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901" style:parent-style-name="Normal" style:family="paragraph">
      <style:paragraph-properties fo:margin-bottom="0in" style:line-height-at-least="0.1979in" fo:background-color="#1E1E1E"/>
      <style:text-properties fo:hyphenate="true"/>
    </style:style>
    <style:style style:name="T90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03"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90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0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906" style:parent-style-name="Normal" style:family="paragraph">
      <style:paragraph-properties fo:margin-bottom="0.1666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907" style:parent-style-name="Normal" style:family="paragraph">
      <style:paragraph-properties fo:margin-bottom="0in" style:line-height-at-least="0.1979in" fo:background-color="#1E1E1E"/>
      <style:text-properties fo:hyphenate="true"/>
    </style:style>
    <style:style style:name="T908"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90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10"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91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1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1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914" style:parent-style-name="Normal" style:family="paragraph">
      <style:paragraph-properties fo:margin-bottom="0in" style:line-height-at-least="0.1979in" fo:background-color="#1E1E1E"/>
      <style:text-properties fo:hyphenate="true"/>
    </style:style>
    <style:style style:name="T91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16"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917" style:parent-style-name="Normal" style:family="paragraph">
      <style:paragraph-properties fo:margin-bottom="0in" style:line-height-at-least="0.1979in" fo:background-color="#1E1E1E"/>
      <style:text-properties fo:hyphenate="true"/>
    </style:style>
    <style:style style:name="T91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19"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92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2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2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2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2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25"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92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927" style:parent-style-name="Normal" style:family="paragraph">
      <style:paragraph-properties fo:margin-bottom="0in" style:line-height-at-least="0.1979in" fo:background-color="#1E1E1E"/>
      <style:text-properties fo:hyphenate="true"/>
    </style:style>
    <style:style style:name="T92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2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3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3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3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33"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93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935"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936" style:parent-style-name="Normal" style:family="paragraph">
      <style:paragraph-properties fo:margin-bottom="0in" style:line-height-at-least="0.1979in" fo:background-color="#1E1E1E"/>
      <style:text-properties fo:hyphenate="true"/>
    </style:style>
    <style:style style:name="T93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38"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939" style:parent-style-name="Normal" style:family="paragraph">
      <style:paragraph-properties fo:margin-bottom="0in" style:line-height-at-least="0.1979in" fo:background-color="#1E1E1E"/>
      <style:text-properties fo:hyphenate="true"/>
    </style:style>
    <style:style style:name="T94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4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4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43"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94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4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4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47"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94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949" style:parent-style-name="Normal" style:family="paragraph">
      <style:paragraph-properties fo:margin-bottom="0in" style:line-height-at-least="0.1979in" fo:background-color="#1E1E1E"/>
      <style:text-properties fo:hyphenate="true"/>
    </style:style>
    <style:style style:name="T95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5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5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5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5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55"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95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57"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95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959"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960" style:parent-style-name="Normal" style:family="paragraph">
      <style:paragraph-properties fo:margin-bottom="0in" style:line-height-at-least="0.1979in" fo:background-color="#1E1E1E"/>
      <style:text-properties fo:hyphenate="true"/>
    </style:style>
    <style:style style:name="T96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62"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963" style:parent-style-name="Normal" style:family="paragraph">
      <style:paragraph-properties fo:margin-bottom="0in" style:line-height-at-least="0.1979in" fo:background-color="#1E1E1E"/>
      <style:text-properties fo:hyphenate="true"/>
    </style:style>
    <style:style style:name="T96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6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6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67"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968"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969"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97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71"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972"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97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74"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97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7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7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78"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97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8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98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82"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98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8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8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8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8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88"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98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90"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99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992" style:parent-style-name="Normal" style:family="paragraph">
      <style:paragraph-properties fo:margin-bottom="0in" style:line-height-at-least="0.1979in" fo:background-color="#1E1E1E"/>
      <style:text-properties fo:hyphenate="true"/>
    </style:style>
    <style:style style:name="T99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9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99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96"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99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998"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99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0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0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0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0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0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0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006"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007" style:parent-style-name="Normal" style:family="paragraph">
      <style:paragraph-properties fo:margin-bottom="0in" style:line-height-at-least="0.1979in" fo:background-color="#1E1E1E"/>
      <style:text-properties fo:hyphenate="true"/>
    </style:style>
    <style:style style:name="T100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09"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1010" style:parent-style-name="Normal" style:family="paragraph">
      <style:paragraph-properties fo:margin-bottom="0in" style:line-height-at-least="0.1979in" fo:background-color="#1E1E1E"/>
      <style:text-properties fo:hyphenate="true"/>
    </style:style>
    <style:style style:name="T101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1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1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14"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101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16"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01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1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1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2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2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2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2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24"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102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2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2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28"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02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030"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031" style:parent-style-name="Normal" style:family="paragraph">
      <style:paragraph-properties fo:margin-bottom="0in" style:line-height-at-least="0.1979in" fo:background-color="#1E1E1E"/>
      <style:text-properties fo:hyphenate="true"/>
    </style:style>
    <style:style style:name="T103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33"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103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3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1036" style:parent-style-name="Normal" style:family="paragraph">
      <style:paragraph-properties fo:margin-bottom="0.1666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037" style:parent-style-name="Normal" style:family="paragraph">
      <style:paragraph-properties fo:margin-bottom="0in" style:line-height-at-least="0.1979in" fo:background-color="#1E1E1E"/>
      <style:text-properties fo:hyphenate="true"/>
    </style:style>
    <style:style style:name="T1038"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103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40"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04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4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4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044" style:parent-style-name="Normal" style:family="paragraph">
      <style:paragraph-properties fo:margin-bottom="0in" style:line-height-at-least="0.1979in" fo:background-color="#1E1E1E"/>
      <style:text-properties fo:hyphenate="true"/>
    </style:style>
    <style:style style:name="T104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46"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1047" style:parent-style-name="Normal" style:family="paragraph">
      <style:paragraph-properties fo:margin-bottom="0in" style:line-height-at-least="0.1979in" fo:background-color="#1E1E1E"/>
      <style:text-properties fo:hyphenate="true"/>
    </style:style>
    <style:style style:name="T104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49"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05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5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5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53"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05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055" style:parent-style-name="Normal" style:family="paragraph">
      <style:paragraph-properties fo:margin-bottom="0in" style:line-height-at-least="0.1979in" fo:background-color="#1E1E1E"/>
      <style:text-properties fo:hyphenate="true"/>
    </style:style>
    <style:style style:name="T105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57"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05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5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6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61"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06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063" style:parent-style-name="Normal" style:family="paragraph">
      <style:paragraph-properties fo:margin-bottom="0in" style:line-height-at-least="0.1979in" fo:background-color="#1E1E1E"/>
      <style:text-properties fo:hyphenate="true"/>
    </style:style>
    <style:style style:name="T106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65"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06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67"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06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69"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P1070"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071" style:parent-style-name="Normal" style:family="paragraph">
      <style:paragraph-properties fo:margin-bottom="0in" style:line-height-at-least="0.1979in" fo:background-color="#1E1E1E"/>
      <style:text-properties fo:hyphenate="true"/>
    </style:style>
    <style:style style:name="T107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73"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1074" style:parent-style-name="Normal" style:family="paragraph">
      <style:paragraph-properties fo:margin-bottom="0in" style:line-height-at-least="0.1979in" fo:background-color="#1E1E1E"/>
      <style:text-properties fo:hyphenate="true"/>
    </style:style>
    <style:style style:name="T107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7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7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7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7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8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8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82"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08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84"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08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86"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08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8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8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90"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09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92"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09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94" style:parent-style-name="DefaultParagraphFont" style:family="text">
      <style:text-properties style:font-name="Consolas" style:font-name-asian="Times New Roman" fo:color="#4FC1FF" style:letter-kerning="false" fo:font-size="10.5pt" style:font-size-asian="10.5pt" style:font-size-complex="10.5pt" style:language-asian="en" style:country-asian="ZA"/>
    </style:style>
    <style:style style:name="T109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9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09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098" style:parent-style-name="DefaultParagraphFont" style:family="text">
      <style:text-properties style:font-name="Consolas" style:font-name-asian="Times New Roman" fo:color="#B5CEA8" style:letter-kerning="false" fo:font-size="10.5pt" style:font-size-asian="10.5pt" style:font-size-complex="10.5pt" style:language-asian="en" style:country-asian="ZA"/>
    </style:style>
    <style:style style:name="T109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100"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101" style:parent-style-name="Normal" style:family="paragraph">
      <style:paragraph-properties fo:margin-bottom="0in" style:line-height-at-least="0.1979in" fo:background-color="#1E1E1E"/>
      <style:text-properties fo:hyphenate="true"/>
    </style:style>
    <style:style style:name="T110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03"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1104" style:parent-style-name="Normal" style:family="paragraph">
      <style:paragraph-properties fo:margin-bottom="0in" style:line-height-at-least="0.1979in" fo:background-color="#1E1E1E"/>
      <style:text-properties fo:hyphenate="true"/>
    </style:style>
    <style:style style:name="T110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0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0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0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0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10"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1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12"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111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114"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115" style:parent-style-name="Normal" style:family="paragraph">
      <style:paragraph-properties fo:margin-bottom="0in" style:line-height-at-least="0.1979in" fo:background-color="#1E1E1E"/>
      <style:text-properties fo:hyphenate="true"/>
    </style:style>
    <style:style style:name="T111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17"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111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1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1120" style:parent-style-name="Normal" style:family="paragraph">
      <style:paragraph-properties fo:margin-bottom="0.1666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121" style:parent-style-name="Normal" style:family="paragraph">
      <style:paragraph-properties fo:margin-bottom="0in" style:line-height-at-least="0.1979in" fo:background-color="#1E1E1E"/>
      <style:text-properties fo:hyphenate="true"/>
    </style:style>
    <style:style style:name="T1122"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112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24"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12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126" style:parent-style-name="Normal" style:family="paragraph">
      <style:paragraph-properties fo:margin-bottom="0in" style:line-height-at-least="0.1979in" fo:background-color="#1E1E1E"/>
      <style:text-properties fo:hyphenate="true"/>
    </style:style>
    <style:style style:name="T112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2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29"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30" style:parent-style-name="DefaultParagraphFont" style:family="text">
      <style:text-properties style:font-name="Consolas" style:font-name-asian="Times New Roman" fo:color="#4EC9B0" style:letter-kerning="false" fo:font-size="10.5pt" style:font-size-asian="10.5pt" style:font-size-complex="10.5pt" style:language-asian="en" style:country-asian="ZA"/>
    </style:style>
    <style:style style:name="T1131"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32"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3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34"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35"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36"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37"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38"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P1139" style:parent-style-name="Normal" style:family="paragraph">
      <style:paragraph-properties fo:margin-bottom="0in" style:line-height-at-least="0.1979in" fo:background-color="#1E1E1E"/>
      <style:text-properties fo:hyphenate="true"/>
    </style:style>
    <style:style style:name="T114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4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4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43"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14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4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4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47"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14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149" style:parent-style-name="Normal" style:family="paragraph">
      <style:paragraph-properties fo:margin-bottom="0in" style:line-height-at-least="0.1979in" fo:background-color="#1E1E1E"/>
      <style:text-properties fo:hyphenate="true"/>
    </style:style>
    <style:style style:name="T115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5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5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53"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15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5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5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157" style:parent-style-name="Normal" style:family="paragraph">
      <style:paragraph-properties fo:margin-bottom="0in" style:line-height-at-least="0.1979in" fo:background-color="#1E1E1E"/>
      <style:text-properties fo:hyphenate="true"/>
    </style:style>
    <style:style style:name="T115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5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6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61"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16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63"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6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165" style:parent-style-name="Normal" style:family="paragraph">
      <style:paragraph-properties fo:margin-bottom="0in" style:line-height-at-least="0.1979in" fo:background-color="#1E1E1E"/>
      <style:text-properties fo:hyphenate="true"/>
    </style:style>
    <style:style style:name="T116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6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6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69"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17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7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7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173" style:parent-style-name="Normal" style:family="paragraph">
      <style:paragraph-properties fo:margin-bottom="0in" style:line-height-at-least="0.1979in" fo:background-color="#1E1E1E"/>
      <style:text-properties fo:hyphenate="true"/>
    </style:style>
    <style:style style:name="T117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75"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7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77"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17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7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8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181"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182" style:parent-style-name="Normal" style:family="paragraph">
      <style:paragraph-properties fo:margin-bottom="0in" style:line-height-at-least="0.1979in" fo:background-color="#1E1E1E"/>
      <style:text-properties fo:hyphenate="true"/>
    </style:style>
    <style:style style:name="T1183"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84" style:parent-style-name="DefaultParagraphFont" style:family="text">
      <style:text-properties style:font-name="Consolas" style:font-name-asian="Times New Roman" fo:color="#6A9955" style:letter-kerning="false" fo:font-size="10.5pt" style:font-size-asian="10.5pt" style:font-size-complex="10.5pt" style:language-asian="en" style:country-asian="ZA"/>
    </style:style>
    <style:style style:name="P1185" style:parent-style-name="Normal" style:family="paragraph">
      <style:paragraph-properties fo:margin-bottom="0in" style:line-height-at-least="0.1979in" fo:background-color="#1E1E1E"/>
      <style:text-properties fo:hyphenate="true"/>
    </style:style>
    <style:style style:name="T118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8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8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89"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19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91"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19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93"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19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95"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19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97"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19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199"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20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01" style:parent-style-name="DefaultParagraphFont" style:family="text">
      <style:text-properties style:font-name="Consolas" style:font-name-asian="Times New Roman" fo:color="#569CD6" style:letter-kerning="false" fo:font-size="10.5pt" style:font-size-asian="10.5pt" style:font-size-complex="10.5pt" style:language-asian="en" style:country-asian="ZA"/>
    </style:style>
    <style:style style:name="T120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203" style:parent-style-name="Normal" style:family="paragraph">
      <style:paragraph-properties fo:margin-bottom="0.1666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204" style:parent-style-name="Normal" style:family="paragraph">
      <style:paragraph-properties fo:margin-bottom="0in" style:line-height-at-least="0.1979in" fo:background-color="#1E1E1E"/>
      <style:text-properties fo:hyphenate="true"/>
    </style:style>
    <style:style style:name="T1205" style:parent-style-name="DefaultParagraphFont" style:family="text">
      <style:text-properties style:font-name="Consolas" style:font-name-asian="Times New Roman" fo:color="#C586C0" style:letter-kerning="false" fo:font-size="10.5pt" style:font-size-asian="10.5pt" style:font-size-complex="10.5pt" style:language-asian="en" style:country-asian="ZA"/>
    </style:style>
    <style:style style:name="T1206"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07" style:parent-style-name="DefaultParagraphFont" style:family="text">
      <style:text-properties style:font-name="Consolas" style:font-name-asian="Times New Roman" fo:color="#9CDCFE" style:letter-kerning="false" fo:font-size="10.5pt" style:font-size-asian="10.5pt" style:font-size-complex="10.5pt" style:language-asian="en" style:country-asian="ZA"/>
    </style:style>
    <style:style style:name="T1208"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09" style:parent-style-name="DefaultParagraphFont" style:family="text">
      <style:text-properties style:font-name="Consolas" style:font-name-asian="Times New Roman" fo:color="#CE9178" style:letter-kerning="false" fo:font-size="10.5pt" style:font-size-asian="10.5pt" style:font-size-complex="10.5pt" style:language-asian="en" style:country-asian="ZA"/>
    </style:style>
    <style:style style:name="T1210"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211" style:parent-style-name="Normal" style:family="paragraph">
      <style:paragraph-properties fo:margin-bottom="0in" style:line-height-at-least="0.1979in" fo:background-color="#1E1E1E"/>
      <style:text-properties fo:hyphenate="true"/>
    </style:style>
    <style:style style:name="T1212"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T1213" style:parent-style-name="DefaultParagraphFont" style:family="text">
      <style:text-properties style:font-name="Consolas" style:font-name-asian="Times New Roman" fo:color="#DCDCAA" style:letter-kerning="false" fo:font-size="10.5pt" style:font-size-asian="10.5pt" style:font-size-complex="10.5pt" style:language-asian="en" style:country-asian="ZA"/>
    </style:style>
    <style:style style:name="T1214" style:parent-style-name="DefaultParagraphFont" style:family="text">
      <style:text-properties style:font-name="Consolas" style:font-name-asian="Times New Roman" fo:color="#D4D4D4" style:letter-kerning="false" fo:font-size="10.5pt" style:font-size-asian="10.5pt" style:font-size-complex="10.5pt" style:language-asian="en" style:country-asian="ZA"/>
    </style:style>
    <style:style style:name="P1215"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style:style style:name="P1216"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1217" style:parent-style-name="Normal" style:family="paragraph">
      <style:paragraph-properties fo:margin-bottom="0in" style:line-height-at-least="0.1979in" fo:background-color="#1E1E1E"/>
      <style:text-properties style:font-name="Consolas" style:font-name-asian="Times New Roman" fo:color="#6A9955" style:letter-kerning="false" fo:font-size="10.5pt" style:font-size-asian="10.5pt" style:font-size-complex="10.5pt" style:language-asian="en" style:country-asian="ZA" fo:hyphenate="true"/>
    </style:style>
    <style:style style:name="P1218" style:parent-style-name="Normal" style:family="paragraph">
      <style:paragraph-properties fo:margin-bottom="0in" style:line-height-at-least="0.1979in" fo:background-color="#1E1E1E"/>
      <style:text-properties style:font-name="Consolas" style:font-name-asian="Times New Roman" fo:color="#DCDCAA" style:letter-kerning="false" fo:font-size="10.5pt" style:font-size-asian="10.5pt" style:font-size-complex="10.5pt" style:language-asian="en" style:country-asian="ZA" fo:hyphenate="true"/>
    </style:style>
    <style:style style:name="P1219" style:parent-style-name="Normal" style:family="paragraph">
      <style:paragraph-properties fo:margin-bottom="0in" style:line-height-at-least="0.1979in" fo:background-color="#1E1E1E"/>
      <style:text-properties style:font-name="Consolas" style:font-name-asian="Times New Roman" fo:color="#D4D4D4" style:letter-kerning="false" fo:font-size="10.5pt" style:font-size-asian="10.5pt" style:font-size-complex="10.5pt" style:language-asian="en" style:country-asian="ZA" fo:hyphenate="true"/>
    </style:style>
  </office:automatic-styles>
  <office:body>
    <office:text text:use-soft-page-breaks="true">
      <text:p text:style-name="P1"><text:span text:style-name="T2">import</text:span><text:span text:style-name="T3"><text:s/></text:span><text:span text:style-name="T4">pandas</text:span><text:span text:style-name="T5"><text:s/></text:span><text:span text:style-name="T6">as</text:span><text:span text:style-name="T7"><text:s/></text:span><text:span text:style-name="T8">pd</text:span></text:p>
      <text:p text:style-name="P9"><text:span text:style-name="T10">import</text:span><text:span text:style-name="T11"><text:s/></text:span><text:span text:style-name="T12">numpy</text:span><text:span text:style-name="T13"><text:s/></text:span><text:span text:style-name="T14">as</text:span><text:span text:style-name="T15"><text:s/></text:span><text:span text:style-name="T16">np</text:span></text:p>
      <text:p text:style-name="P17"><text:span text:style-name="T18">from</text:span><text:span text:style-name="T19"><text:s/></text:span><text:span text:style-name="T20">sklearn</text:span><text:span text:style-name="T21">.</text:span><text:span text:style-name="T22">model_selection</text:span><text:span text:style-name="T23"><text:s/></text:span><text:span text:style-name="T24">import</text:span><text:span text:style-name="T25"><text:s/></text:span><text:span text:style-name="T26">train_test_split</text:span></text:p>
      <text:p text:style-name="P27"><text:span text:style-name="T28">from</text:span><text:span text:style-name="T29"><text:s/></text:span><text:span text:style-name="T30">sklearn</text:span><text:span text:style-name="T31">.</text:span><text:span text:style-name="T32">preprocessing</text:span><text:span text:style-name="T33"><text:s/></text:span><text:span text:style-name="T34">import</text:span><text:span text:style-name="T35"><text:s/></text:span><text:span text:style-name="T36">StandardScaler</text:span><text:span text:style-name="T37">,<text:s/></text:span><text:span text:style-name="T38">MinMaxScaler</text:span><text:span text:style-name="T39">,<text:s/></text:span><text:span text:style-name="T40">RobustScaler</text:span></text:p>
      <text:p text:style-name="P41"><text:span text:style-name="T42">from</text:span><text:span text:style-name="T43"><text:s/></text:span><text:span text:style-name="T44">sklearn</text:span><text:span text:style-name="T45">.</text:span><text:span text:style-name="T46">decomposition</text:span><text:span text:style-name="T47"><text:s/></text:span><text:span text:style-name="T48">import</text:span><text:span text:style-name="T49"><text:s/></text:span><text:span text:style-name="T50">PCA</text:span></text:p>
      <text:p text:style-name="P51"><text:span text:style-name="T52">from</text:span><text:span text:style-name="T53"><text:s/></text:span><text:span text:style-name="T54">sklearn</text:span><text:span text:style-name="T55">.</text:span><text:span text:style-name="T56">feature_selection</text:span><text:span text:style-name="T57"><text:s/></text:span><text:span text:style-name="T58">import</text:span><text:span text:style-name="T59"><text:s/></text:span><text:span text:style-name="T60">SelectKBest</text:span><text:span text:style-name="T61">,<text:s/></text:span><text:span text:style-name="T62">f_classif</text:span></text:p>
      <text:p text:style-name="P63"><text:span text:style-name="T64">from</text:span><text:span text:style-name="T65"><text:s/></text:span><text:span text:style-name="T66">scipy</text:span><text:span text:style-name="T67"><text:s/></text:span><text:span text:style-name="T68">import</text:span><text:span text:style-name="T69"><text:s/></text:span><text:span text:style-name="T70">stats</text:span></text:p>
      <text:p text:style-name="P71"><text:span text:style-name="T72">from</text:span><text:span text:style-name="T73"><text:s/></text:span><text:span text:style-name="T74">imblearn</text:span><text:span text:style-name="T75">.</text:span><text:span text:style-name="T76">over_sampling</text:span><text:span text:style-name="T77"><text:s/></text:span><text:span text:style-name="T78">import</text:span><text:span text:style-name="T79"><text:s/></text:span><text:span text:style-name="T80">SMOTE</text:span></text:p>
      <text:p text:style-name="P81"/>
      <text:p text:style-name="P82"><text:span text:style-name="T83">def</text:span><text:span text:style-name="T84"><text:s/></text:span><text:span text:style-name="T85">load_data</text:span><text:span text:style-name="T86">(</text:span><text:span text:style-name="T87">filename</text:span><text:span text:style-name="T88">):</text:span></text:p>
      <text:p text:style-name="P89"><text:span text:style-name="T90">   <text:s/></text:span><text:span text:style-name="T91">data</text:span><text:span text:style-name="T92"><text:s/>=<text:s/></text:span><text:span text:style-name="T93">pd</text:span><text:span text:style-name="T94">.</text:span><text:span text:style-name="T95">read_csv</text:span><text:span text:style-name="T96">(</text:span><text:span text:style-name="T97">filename</text:span><text:span text:style-name="T98">)</text:span></text:p>
      <text:p text:style-name="P99"><text:span text:style-name="T100">   <text:s/></text:span><text:span text:style-name="T101">data</text:span><text:span text:style-name="T102">.</text:span><text:span text:style-name="T103">drop</text:span><text:span text:style-name="T104">(</text:span><text:span text:style-name="T105">columns</text:span><text:span text:style-name="T106">=[</text:span><text:span text:style-name="T107">"Unnamed: 32"</text:span><text:span text:style-name="T108">,<text:s/></text:span><text:span text:style-name="T109">"id"</text:span><text:span text:style-name="T110">],<text:s/></text:span><text:span text:style-name="T111">inplace</text:span><text:span text:style-name="T112">=</text:span><text:span text:style-name="T113">True</text:span><text:span text:style-name="T114">)</text:span></text:p>
      <text:p text:style-name="P115"><text:span text:style-name="T116">   <text:s/></text:span><text:span text:style-name="T117">data</text:span><text:span text:style-name="T118">[</text:span><text:span text:style-name="T119">"diagnosis"</text:span><text:span text:style-name="T120">] =<text:s/></text:span><text:span text:style-name="T121">data</text:span><text:span text:style-name="T122">[</text:span><text:span text:style-name="T123">"diagnosis"</text:span><text:span text:style-name="T124">].</text:span><text:span text:style-name="T125">map</text:span><text:span text:style-name="T126">({</text:span><text:span text:style-name="T127">"M"</text:span><text:span text:style-name="T128">:<text:s/></text:span><text:span text:style-name="T129">1</text:span><text:span text:style-name="T130">,<text:s/></text:span><text:span text:style-name="T131">"B"</text:span><text:span text:style-name="T132">:<text:s/></text:span><text:span text:style-name="T133">0</text:span><text:span text:style-name="T134">})</text:span></text:p>
      <text:p text:style-name="P135"><text:span text:style-name="T136">   <text:s/></text:span><text:span text:style-name="T137">return</text:span><text:span text:style-name="T138"><text:s/></text:span><text:span text:style-name="T139">data</text:span></text:p>
      <text:p text:style-name="P140"/>
      <text:p text:style-name="P141"><text:span text:style-name="T142">def</text:span><text:span text:style-name="T143"><text:s/></text:span><text:span text:style-name="T144">handle_outliers</text:span><text:span text:style-name="T145">(</text:span><text:span text:style-name="T146">data</text:span><text:span text:style-name="T147">):</text:span></text:p>
      <text:p text:style-name="P148"><text:span text:style-name="T149">   <text:s/></text:span><text:span text:style-name="T150"># Calculate IQR</text:span></text:p>
      <text:p text:style-name="P151"><text:span text:style-name="T152">   <text:s/></text:span><text:span text:style-name="T153">Q1</text:span><text:span text:style-name="T154"><text:s/>=<text:s/></text:span><text:span text:style-name="T155">data</text:span><text:span text:style-name="T156">.quantile(</text:span><text:span text:style-name="T157">0.25</text:span><text:span text:style-name="T158">)</text:span></text:p>
      <text:p text:style-name="P159"><text:span text:style-name="T160">   <text:s/></text:span><text:span text:style-name="T161">Q3</text:span><text:span text:style-name="T162"><text:s/>=<text:s/></text:span><text:span text:style-name="T163">data</text:span><text:span text:style-name="T164">.quantile(</text:span><text:span text:style-name="T165">0.75</text:span><text:span text:style-name="T166">)</text:span></text:p>
      <text:p text:style-name="P167"><text:span text:style-name="T168">   <text:s/></text:span><text:span text:style-name="T169">IQR</text:span><text:span text:style-name="T170"><text:s/>=<text:s/></text:span><text:span text:style-name="T171">Q3</text:span><text:span text:style-name="T172"><text:s/>-<text:s/></text:span><text:span text:style-name="T173">Q1</text:span></text:p>
      <text:p text:style-name="P174">   <text:s/></text:p>
      <text:p text:style-name="P175"><text:span text:style-name="T176">   <text:s/></text:span><text:span text:style-name="T177"># Remove outliers</text:span></text:p>
      <text:p text:style-name="P178"><text:span text:style-name="T179">   <text:s/></text:span><text:span text:style-name="T180">data_no_outliers</text:span><text:span text:style-name="T181"><text:s/>=<text:s/></text:span><text:span text:style-name="T182">data</text:span><text:span text:style-name="T183">[~((</text:span><text:span text:style-name="T184">data</text:span><text:span text:style-name="T185"><text:s/>&lt; (</text:span><text:span text:style-name="T186">Q1</text:span><text:span text:style-name="T187"><text:s/>-<text:s/></text:span><text:span text:style-name="T188">1.5</text:span><text:span text:style-name="T189"><text:s/>*<text:s/></text:span><text:span text:style-name="T190">IQR</text:span><text:span text:style-name="T191">)) | (</text:span><text:span text:style-name="T192">data</text:span><text:span text:style-name="T193"><text:s/>&gt; (</text:span><text:span text:style-name="T194">Q3</text:span><text:span text:style-name="T195"><text:s/>+<text:s/></text:span><text:span text:style-name="T196">1.5</text:span><text:span text:style-name="T197"><text:s/>*<text:s/></text:span><text:span text:style-name="T198">IQR</text:span><text:span text:style-name="T199">))).any(</text:span><text:span text:style-name="T200">axis</text:span><text:span text:style-name="T201">=</text:span><text:span text:style-name="T202">1</text:span><text:span text:style-name="T203">)]</text:span></text:p>
      <text:p text:style-name="P204"><text:span text:style-name="T205">   <text:s/></text:span><text:span text:style-name="T206">return</text:span><text:span text:style-name="T207"><text:s/></text:span><text:span text:style-name="T208">data_no_outliers</text:span></text:p>
      <text:p text:style-name="P209"/>
      <text:p text:style-name="P210"><text:span text:style-name="T211">def</text:span><text:span text:style-name="T212"><text:s/></text:span><text:span text:style-name="T213">handle_class_imbalance</text:span><text:span text:style-name="T214">(</text:span><text:span text:style-name="T215">data</text:span><text:span text:style-name="T216">):</text:span></text:p>
      <text:p text:style-name="P217"><text:span text:style-name="T218">   <text:s/></text:span><text:span text:style-name="T219">smote</text:span><text:span text:style-name="T220"><text:s/>=<text:s/></text:span><text:span text:style-name="T221">SMOTE</text:span><text:span text:style-name="T222">(</text:span><text:span text:style-name="T223">sampling_strategy</text:span><text:span text:style-name="T224">=</text:span><text:span text:style-name="T225">'auto'</text:span><text:span text:style-name="T226">,<text:s/></text:span><text:span text:style-name="T227">random_state</text:span><text:span text:style-name="T228">=</text:span><text:span text:style-name="T229">42</text:span><text:span text:style-name="T230">)</text:span></text:p>
      <text:p text:style-name="P231">   <text:s/></text:p>
      <text:p text:style-name="P232"><text:span text:style-name="T233">   <text:s/></text:span><text:span text:style-name="T234">X</text:span><text:span text:style-name="T235"><text:s/>=<text:s/></text:span><text:span text:style-name="T236">data</text:span><text:span text:style-name="T237">.drop(</text:span><text:span text:style-name="T238">columns</text:span><text:span text:style-name="T239">=[</text:span><text:span text:style-name="T240">"diagnosis"</text:span><text:span text:style-name="T241">])</text:span></text:p>
      <text:p text:style-name="P242"><text:span text:style-name="T243">   <text:s/></text:span><text:span text:style-name="T244">y</text:span><text:span text:style-name="T245"><text:s/>=<text:s/></text:span><text:span text:style-name="T246">data</text:span><text:span text:style-name="T247">[</text:span><text:span text:style-name="T248">"diagnosis"</text:span><text:span text:style-name="T249">]</text:span></text:p>
      <text:p text:style-name="P250"/>
      <text:p text:style-name="P251"><text:span text:style-name="T252">   <text:s/></text:span><text:span text:style-name="T253">X_resampled</text:span><text:span text:style-name="T254">,<text:s/></text:span><text:span text:style-name="T255">y_resampled</text:span><text:span text:style-name="T256"><text:s/>=<text:s/></text:span><text:span text:style-name="T257">smote</text:span><text:span text:style-name="T258">.</text:span><text:span text:style-name="T259">fit_resample</text:span><text:span text:style-name="T260">(</text:span><text:span text:style-name="T261">X</text:span><text:span text:style-name="T262">,<text:s/></text:span><text:span text:style-name="T263">y</text:span><text:span text:style-name="T264">)</text:span></text:p>
      <text:p text:style-name="P265"/>
      <text:p text:style-name="P266"><text:span text:style-name="T267">   <text:s/></text:span><text:span text:style-name="T268"># Combine resampled features and target into one DataFrame</text:span></text:p>
      <text:p text:style-name="P269"><text:span text:style-name="T270">   <text:s/></text:span><text:span text:style-name="T271">resampled_data</text:span><text:span text:style-name="T272"><text:s/>=<text:s/></text:span><text:span text:style-name="T273">pd</text:span><text:span text:style-name="T274">.</text:span><text:span text:style-name="T275">concat</text:span><text:span text:style-name="T276">([</text:span><text:span text:style-name="T277">X_resampled</text:span><text:span text:style-name="T278">,<text:s/></text:span><text:span text:style-name="T279">y_resampled</text:span><text:span text:style-name="T280">],<text:s/></text:span><text:span text:style-name="T281">axis</text:span><text:span text:style-name="T282">=</text:span><text:span text:style-name="T283">1</text:span><text:span text:style-name="T284">)</text:span></text:p>
      <text:p text:style-name="P285"><text:span text:style-name="T286">   <text:s/></text:span><text:span text:style-name="T287">return</text:span><text:span text:style-name="T288"><text:s/></text:span><text:span text:style-name="T289">resampled_data</text:span></text:p>
      <text:p text:style-name="P290"/>
      <text:p text:style-name="P291"><text:span text:style-name="T292">def</text:span><text:span text:style-name="T293"><text:s/></text:span><text:span text:style-name="T294">scale_features</text:span><text:span text:style-name="T295">(</text:span><text:span text:style-name="T296">data</text:span><text:span text:style-name="T297">):</text:span></text:p>
      <text:p text:style-name="P298"><text:span text:style-name="T299">   <text:s/></text:span><text:span text:style-name="T300">scaler</text:span><text:span text:style-name="T301"><text:s/>=<text:s/></text:span><text:span text:style-name="T302">StandardScaler</text:span><text:span text:style-name="T303">()</text:span></text:p>
      <text:p text:style-name="P304"><text:span text:style-name="T305">   <text:s/></text:span><text:span text:style-name="T306">features</text:span><text:span text:style-name="T307"><text:s/>=<text:s/></text:span><text:span text:style-name="T308">data</text:span><text:span text:style-name="T309">.drop(</text:span><text:span text:style-name="T310">columns</text:span><text:span text:style-name="T311">=[</text:span><text:span text:style-name="T312">"diagnosis"</text:span><text:span text:style-name="T313">])</text:span></text:p>
      <text:p text:style-name="P314"><text:span text:style-name="T315">   <text:s/></text:span><text:span text:style-name="T316">scaled_features</text:span><text:span text:style-name="T317"><text:s/>=<text:s/></text:span><text:span text:style-name="T318">scaler</text:span><text:span text:style-name="T319">.</text:span><text:span text:style-name="T320">fit_transform</text:span><text:span text:style-name="T321">(</text:span><text:span text:style-name="T322">features</text:span><text:span text:style-name="T323">)</text:span></text:p>
      <text:p text:style-name="P324"><text:span text:style-name="T325">   <text:s/></text:span><text:span text:style-name="T326">return</text:span><text:span text:style-name="T327"><text:s/></text:span><text:span text:style-name="T328">pd</text:span><text:span text:style-name="T329">.</text:span><text:span text:style-name="T330">DataFrame</text:span><text:span text:style-name="T331">(</text:span><text:span text:style-name="T332">scaled_features</text:span><text:span text:style-name="T333">,<text:s/></text:span><text:span text:style-name="T334">columns</text:span><text:span text:style-name="T335">=</text:span><text:span text:style-name="T336">features</text:span><text:span text:style-name="T337">.columns)</text:span></text:p>
      <text:p text:style-name="P338"/>
      <text:p text:style-name="P339"><text:span text:style-name="T340">def</text:span><text:span text:style-name="T341"><text:s/></text:span><text:span text:style-name="T342">handle_multicollinearity</text:span><text:span text:style-name="T343">(</text:span><text:span text:style-name="T344">data</text:span><text:span text:style-name="T345">):</text:span></text:p>
      <text:p text:style-name="P346"><text:span text:style-name="T347">   <text:s/></text:span><text:span text:style-name="T348">pca</text:span><text:span text:style-name="T349"><text:s/>=<text:s/></text:span><text:span text:style-name="T350">PCA</text:span><text:span text:style-name="T351">(</text:span><text:span text:style-name="T352">n_components</text:span><text:span text:style-name="T353">=</text:span><text:span text:style-name="T354">0.95</text:span><text:span text:style-name="T355">)</text:span></text:p>
      <text:p text:style-name="P356"><text:span text:style-name="T357">   <text:s/></text:span><text:span text:style-name="T358">transformed_data</text:span><text:span text:style-name="T359"><text:s/>=<text:s/></text:span><text:span text:style-name="T360">pca</text:span><text:span text:style-name="T361">.</text:span><text:span text:style-name="T362">fit_transform</text:span><text:span text:style-name="T363">(</text:span><text:span text:style-name="T364">data</text:span><text:span text:style-name="T365">)</text:span></text:p>
      <text:p text:style-name="P366"><text:span text:style-name="T367">   <text:s/></text:span><text:span text:style-name="T368">return</text:span><text:span text:style-name="T369"><text:s/></text:span><text:span text:style-name="T370">pd</text:span><text:span text:style-name="T371">.</text:span><text:span text:style-name="T372">DataFrame</text:span><text:span text:style-name="T373">(</text:span><text:span text:style-name="T374">transformed_data</text:span><text:span text:style-name="T375">)</text:span></text:p>
      <text:soft-page-break/>
      <text:p text:style-name="P376"><text:line-break/></text:p>
      <text:p text:style-name="P377"><text:span text:style-name="T378">def</text:span><text:span text:style-name="T379"><text:s/></text:span><text:span text:style-name="T380">main</text:span><text:span text:style-name="T381">():</text:span></text:p>
      <text:p text:style-name="P382"><text:span text:style-name="T383">   <text:s/></text:span><text:span text:style-name="T384">data</text:span><text:span text:style-name="T385"><text:s/>=<text:s/></text:span><text:span text:style-name="T386">load_data</text:span><text:span text:style-name="T387">(</text:span><text:span text:style-name="T388">"data.csv"</text:span><text:span text:style-name="T389">)</text:span></text:p>
      <text:p text:style-name="P390"><text:span text:style-name="T391">   <text:s/></text:span><text:span text:style-name="T392">data</text:span><text:span text:style-name="T393"><text:s/>=<text:s/></text:span><text:span text:style-name="T394">handle_class_imbalance</text:span><text:span text:style-name="T395">(</text:span><text:span text:style-name="T396">data</text:span><text:span text:style-name="T397">)</text:span></text:p>
      <text:p text:style-name="P398"><text:span text:style-name="T399">   <text:s/></text:span><text:span text:style-name="T400">data</text:span><text:span text:style-name="T401"><text:s/>=<text:s/></text:span><text:span text:style-name="T402">scale_features</text:span><text:span text:style-name="T403">(</text:span><text:span text:style-name="T404">data</text:span><text:span text:style-name="T405">)</text:span></text:p>
      <text:p text:style-name="P406"><text:span text:style-name="T407">   <text:s/></text:span><text:span text:style-name="T408">data</text:span><text:span text:style-name="T409"><text:s/>=<text:s/></text:span><text:span text:style-name="T410">handle_multicollinearity</text:span><text:span text:style-name="T411">(</text:span><text:span text:style-name="T412">data</text:span><text:span text:style-name="T413">)</text:span></text:p>
      <text:p text:style-name="P414"><text:span text:style-name="T415">   <text:s/></text:span><text:span text:style-name="T416">data</text:span><text:span text:style-name="T417"><text:s/>=<text:s/></text:span><text:span text:style-name="T418">handle_outliers</text:span><text:span text:style-name="T419">(</text:span><text:span text:style-name="T420">data</text:span><text:span text:style-name="T421">)</text:span></text:p>
      <text:p text:style-name="P422"/>
      <text:p text:style-name="P423"><text:span text:style-name="T424">   <text:s/></text:span><text:span text:style-name="T425"># Save preprocessed data to a new CSV file</text:span></text:p>
      <text:p text:style-name="P426"><text:span text:style-name="T427">   <text:s/></text:span><text:span text:style-name="T428">data</text:span><text:span text:style-name="T429">.</text:span><text:span text:style-name="T430">to_csv</text:span><text:span text:style-name="T431">(</text:span><text:span text:style-name="T432">"preprocessed_cancer_data.csv"</text:span><text:span text:style-name="T433">,<text:s/></text:span><text:span text:style-name="T434">index</text:span><text:span text:style-name="T435">=</text:span><text:span text:style-name="T436">False</text:span><text:span text:style-name="T437">)</text:span></text:p>
      <text:p text:style-name="P438"/>
      <text:p text:style-name="P439"><text:span text:style-name="T440">if</text:span><text:span text:style-name="T441"><text:s/></text:span><text:span text:style-name="T442">__name__</text:span><text:span text:style-name="T443"><text:s/>==<text:s/></text:span><text:span text:style-name="T444">"__main__"</text:span><text:span text:style-name="T445">:</text:span></text:p>
      <text:p text:style-name="P446"><text:span text:style-name="T447">   <text:s/></text:span><text:span text:style-name="T448">main</text:span><text:span text:style-name="T449">()</text:span><text:span text:style-name="T450"><text:line-break/></text:span><text:span text:style-name="T451"><text:line-break/></text:span><text:span text:style-name="T452">#<text:s/></text:span><text:span text:style-name="T453">Problems<text:s/></text:span><text:span text:style-name="T454">were encountered, scale_features was losing the target feature</text:span><text:span text:style-name="T455">,<text:s/></text:span></text:p>
      <text:p text:style-name="P456"/>
      <text:p text:style-name="P457">#<text:s/>first separate the features and the target variable, apply the scaling only to the features, and then combine the scaled features with the target variable. This way, the target variable remains unchanged.<text:s/></text:p>
      <text:p text:style-name="P458"/>
      <text:p text:style-name="P459">#<text:s/>first<text:s/>Separate the features and target variable before applying PCA.</text:p>
      <text:p text:style-name="P460">Concatenate the transformed features with the target variable after applying PCA<text:s/></text:p>
      <text:p text:style-name="P461"/>
      <text:p text:style-name="P462">However, it's important to note that the interpretability of the models might be limited, as the principal components are not directly related to the original features.<text:s/></text:p>
      <text:p text:style-name="P463"/>
      <text:p text:style-name="P464"><text:span text:style-name="T465">def</text:span><text:span text:style-name="T466"><text:s/></text:span><text:span text:style-name="T467">handle_outliers</text:span><text:span text:style-name="T468">(</text:span><text:span text:style-name="T469">data</text:span><text:span text:style-name="T470">):</text:span></text:p>
      <text:p text:style-name="P471"><text:span text:style-name="T472">   <text:s/></text:span><text:span text:style-name="T473"># Separate features and target variable</text:span></text:p>
      <text:p text:style-name="P474"><text:span text:style-name="T475">   <text:s/></text:span><text:span text:style-name="T476">X</text:span><text:span text:style-name="T477"><text:s/>=<text:s/></text:span><text:span text:style-name="T478">data</text:span><text:span text:style-name="T479">.drop(</text:span><text:span text:style-name="T480">columns</text:span><text:span text:style-name="T481">=[</text:span><text:span text:style-name="T482">"diagnosis"</text:span><text:span text:style-name="T483">])</text:span></text:p>
      <text:p text:style-name="P484"><text:span text:style-name="T485">   <text:s/></text:span><text:span text:style-name="T486">y</text:span><text:span text:style-name="T487"><text:s/>=<text:s/></text:span><text:span text:style-name="T488">data</text:span><text:span text:style-name="T489">[</text:span><text:span text:style-name="T490">"diagnosis"</text:span><text:span text:style-name="T491">]</text:span></text:p>
      <text:p text:style-name="P492"/>
      <text:p text:style-name="P493"><text:span text:style-name="T494">   <text:s/></text:span><text:span text:style-name="T495"># Calculate IQR</text:span></text:p>
      <text:p text:style-name="P496"><text:span text:style-name="T497">   <text:s/></text:span><text:span text:style-name="T498">Q1</text:span><text:span text:style-name="T499"><text:s/>=<text:s/></text:span><text:span text:style-name="T500">X</text:span><text:span text:style-name="T501">.quantile(</text:span><text:span text:style-name="T502">0.25</text:span><text:span text:style-name="T503">)</text:span></text:p>
      <text:p text:style-name="P504"><text:span text:style-name="T505">   <text:s/></text:span><text:span text:style-name="T506">Q3</text:span><text:span text:style-name="T507"><text:s/>=<text:s/></text:span><text:span text:style-name="T508">X</text:span><text:span text:style-name="T509">.quantile(</text:span><text:span text:style-name="T510">0.75</text:span><text:span text:style-name="T511">)</text:span></text:p>
      <text:p text:style-name="P512"><text:span text:style-name="T513">   <text:s/></text:span><text:span text:style-name="T514">IQR</text:span><text:span text:style-name="T515"><text:s/>=<text:s/></text:span><text:span text:style-name="T516">Q3</text:span><text:span text:style-name="T517"><text:s/>-<text:s/></text:span><text:span text:style-name="T518">Q1</text:span></text:p>
      <text:p text:style-name="P519"/>
      <text:p text:style-name="P520"><text:span text:style-name="T521">   <text:s/></text:span><text:span text:style-name="T522"># Find outlier indices</text:span></text:p>
      <text:p text:style-name="P523"><text:span text:style-name="T524">   <text:s/></text:span><text:span text:style-name="T525">outlier_indices</text:span><text:span text:style-name="T526"><text:s/>= ((</text:span><text:span text:style-name="T527">X</text:span><text:span text:style-name="T528"><text:s/>&lt; (</text:span><text:span text:style-name="T529">Q1</text:span><text:span text:style-name="T530"><text:s/>-<text:s/></text:span><text:span text:style-name="T531">1.5</text:span><text:span text:style-name="T532"><text:s/>*<text:s/></text:span><text:span text:style-name="T533">IQR</text:span><text:span text:style-name="T534">)) | (</text:span><text:span text:style-name="T535">X</text:span><text:span text:style-name="T536"><text:s/>&gt; (</text:span><text:span text:style-name="T537">Q3</text:span><text:span text:style-name="T538"><text:s/>+<text:s/></text:span><text:span text:style-name="T539">1.5</text:span><text:span text:style-name="T540"><text:s/>*<text:s/></text:span><text:span text:style-name="T541">IQR</text:span><text:span text:style-name="T542">))).any(</text:span><text:span text:style-name="T543">axis</text:span><text:span text:style-name="T544">=</text:span><text:span text:style-name="T545">1</text:span><text:span text:style-name="T546">)</text:span></text:p>
      <text:p text:style-name="P547"/>
      <text:p text:style-name="P548"><text:span text:style-name="T549">   <text:s/></text:span><text:span text:style-name="T550"># Remove outliers from the features</text:span></text:p>
      <text:p text:style-name="P551"><text:span text:style-name="T552">   <text:s/></text:span><text:span text:style-name="T553">X_no_outliers</text:span><text:span text:style-name="T554"><text:s/>=<text:s/></text:span><text:span text:style-name="T555">X</text:span><text:span text:style-name="T556">[~</text:span><text:span text:style-name="T557">outlier_indices</text:span><text:span text:style-name="T558">]</text:span></text:p>
      <text:p text:style-name="P559"/>
      <text:p text:style-name="P560"><text:span text:style-name="T561">   <text:s/></text:span><text:span text:style-name="T562"># Remove the corresponding target values</text:span></text:p>
      <text:p text:style-name="P563"><text:span text:style-name="T564">   <text:s/></text:span><text:span text:style-name="T565">y_no_outliers</text:span><text:span text:style-name="T566"><text:s/>=<text:s/></text:span><text:span text:style-name="T567">y</text:span><text:span text:style-name="T568">[~</text:span><text:span text:style-name="T569">outlier_indices</text:span><text:span text:style-name="T570">]</text:span></text:p>
      <text:p text:style-name="P571"/>
      <text:p text:style-name="P572"><text:span text:style-name="T573">   <text:s/></text:span><text:span text:style-name="T574"># Concatenate the features without outliers with the target variable</text:span></text:p>
      <text:p text:style-name="P575"><text:span text:style-name="T576">   <text:s/></text:span><text:span text:style-name="T577">data_no_outliers</text:span><text:span text:style-name="T578"><text:s/>=<text:s/></text:span><text:span text:style-name="T579">pd</text:span><text:span text:style-name="T580">.</text:span><text:span text:style-name="T581">concat</text:span><text:span text:style-name="T582">([</text:span><text:span text:style-name="T583">X_no_outliers</text:span><text:span text:style-name="T584">,<text:s/></text:span><text:span text:style-name="T585">y_no_outliers</text:span><text:span text:style-name="T586">.reset_index(</text:span><text:span text:style-name="T587">drop</text:span><text:span text:style-name="T588">=</text:span><text:span text:style-name="T589">True</text:span><text:span text:style-name="T590">)],<text:s/></text:span><text:span text:style-name="T591">axis</text:span><text:span text:style-name="T592">=</text:span><text:span text:style-name="T593">1</text:span><text:span text:style-name="T594">)</text:span></text:p>
      <text:p text:style-name="P595"/>
      <text:p text:style-name="P596"><text:span text:style-name="T597">   <text:s/></text:span><text:span text:style-name="T598">return</text:span><text:span text:style-name="T599"><text:s/></text:span><text:span text:style-name="T600">data_no_outliers</text:span></text:p>
      <text:p text:style-name="P601"/>
      <text:p text:style-name="P602">Missing values is in the handle_outliers function. When outliers are removed, the indices of the DataFrame are not reset, which can cause issues when merging data.<text:s/></text:p>
      <text:p text:style-name="P603"/>
      <text:p text:style-name="P604"/>
      <text:p text:style-name="P605"># Updated cancer_data_prep.py:</text:p>
      <text:p text:style-name="P606"><text:span text:style-name="T607">import</text:span><text:span text:style-name="T608"><text:s/></text:span><text:span text:style-name="T609">pandas</text:span><text:span text:style-name="T610"><text:s/></text:span><text:span text:style-name="T611">as</text:span><text:span text:style-name="T612"><text:s/></text:span><text:span text:style-name="T613">pd</text:span></text:p>
      <text:p text:style-name="P614"><text:span text:style-name="T615">import</text:span><text:span text:style-name="T616"><text:s/></text:span><text:span text:style-name="T617">numpy</text:span><text:span text:style-name="T618"><text:s/></text:span><text:span text:style-name="T619">as</text:span><text:span text:style-name="T620"><text:s/></text:span><text:span text:style-name="T621">np</text:span></text:p>
      <text:p text:style-name="P622"><text:span text:style-name="T623">from</text:span><text:span text:style-name="T624"><text:s/></text:span><text:span text:style-name="T625">sklearn</text:span><text:span text:style-name="T626">.</text:span><text:span text:style-name="T627">preprocessing</text:span><text:span text:style-name="T628"><text:s/></text:span><text:span text:style-name="T629">import</text:span><text:span text:style-name="T630"><text:s/></text:span><text:span text:style-name="T631">StandardScaler</text:span><text:span text:style-name="T632">,<text:s/></text:span><text:span text:style-name="T633">MinMaxScaler</text:span><text:span text:style-name="T634">,<text:s/></text:span><text:span text:style-name="T635">RobustScaler</text:span></text:p>
      <text:p text:style-name="P636"><text:span text:style-name="T637">from</text:span><text:span text:style-name="T638"><text:s/></text:span><text:span text:style-name="T639">sklearn</text:span><text:span text:style-name="T640">.</text:span><text:span text:style-name="T641">decomposition</text:span><text:span text:style-name="T642"><text:s/></text:span><text:span text:style-name="T643">import</text:span><text:span text:style-name="T644"><text:s/></text:span><text:span text:style-name="T645">PCA</text:span></text:p>
      <text:p text:style-name="P646"><text:span text:style-name="T647">from</text:span><text:span text:style-name="T648"><text:s/></text:span><text:span text:style-name="T649">sklearn</text:span><text:span text:style-name="T650">.</text:span><text:span text:style-name="T651">feature_selection</text:span><text:span text:style-name="T652"><text:s/></text:span><text:span text:style-name="T653">import</text:span><text:span text:style-name="T654"><text:s/></text:span><text:span text:style-name="T655">SelectKBest</text:span><text:span text:style-name="T656">,<text:s/></text:span><text:span text:style-name="T657">f_classif</text:span></text:p>
      <text:p text:style-name="P658"><text:span text:style-name="T659">from</text:span><text:span text:style-name="T660"><text:s/></text:span><text:span text:style-name="T661">scipy</text:span><text:span text:style-name="T662"><text:s/></text:span><text:span text:style-name="T663">import</text:span><text:span text:style-name="T664"><text:s/></text:span><text:span text:style-name="T665">stats</text:span></text:p>
      <text:p text:style-name="P666"><text:span text:style-name="T667">from</text:span><text:span text:style-name="T668"><text:s/></text:span><text:span text:style-name="T669">imblearn</text:span><text:span text:style-name="T670">.</text:span><text:span text:style-name="T671">over_sampling</text:span><text:span text:style-name="T672"><text:s/></text:span><text:span text:style-name="T673">import</text:span><text:span text:style-name="T674"><text:s/></text:span><text:span text:style-name="T675">SMOTE</text:span></text:p>
      <text:p text:style-name="P676"><text:span text:style-name="T677">from</text:span><text:span text:style-name="T678"><text:s/></text:span><text:span text:style-name="T679">pathlib</text:span><text:span text:style-name="T680"><text:s/></text:span><text:span text:style-name="T681">import</text:span><text:span text:style-name="T682"><text:s/></text:span><text:span text:style-name="T683">Path</text:span></text:p>
      <text:p text:style-name="P684"/>
      <text:p text:style-name="P685"><text:span text:style-name="T686">def</text:span><text:span text:style-name="T687"><text:s/></text:span><text:span text:style-name="T688">load_data</text:span><text:span text:style-name="T689">(</text:span><text:span text:style-name="T690">filename</text:span><text:span text:style-name="T691">):</text:span></text:p>
      <text:p text:style-name="P692"><text:span text:style-name="T693">   <text:s/></text:span><text:span text:style-name="T694">data</text:span><text:span text:style-name="T695"><text:s/>=<text:s/></text:span><text:span text:style-name="T696">pd</text:span><text:span text:style-name="T697">.</text:span><text:span text:style-name="T698">read_csv</text:span><text:span text:style-name="T699">(</text:span><text:span text:style-name="T700">filename</text:span><text:span text:style-name="T701">)</text:span></text:p>
      <text:p text:style-name="P702"><text:span text:style-name="T703">   <text:s/></text:span><text:span text:style-name="T704">data</text:span><text:span text:style-name="T705">.</text:span><text:span text:style-name="T706">drop</text:span><text:span text:style-name="T707">(</text:span><text:span text:style-name="T708">columns</text:span><text:span text:style-name="T709">=[</text:span><text:span text:style-name="T710">"Unnamed: 32"</text:span><text:span text:style-name="T711">,<text:s/></text:span><text:span text:style-name="T712">"id"</text:span><text:span text:style-name="T713">],<text:s/></text:span><text:span text:style-name="T714">inplace</text:span><text:span text:style-name="T715">=</text:span><text:span text:style-name="T716">True</text:span><text:span text:style-name="T717">)</text:span></text:p>
      <text:p text:style-name="P718"><text:span text:style-name="T719">   <text:s/></text:span><text:span text:style-name="T720">data</text:span><text:span text:style-name="T721">[</text:span><text:span text:style-name="T722">"diagnosis"</text:span><text:span text:style-name="T723">] =<text:s/></text:span><text:span text:style-name="T724">data</text:span><text:span text:style-name="T725">[</text:span><text:span text:style-name="T726">"diagnosis"</text:span><text:span text:style-name="T727">].</text:span><text:span text:style-name="T728">map</text:span><text:span text:style-name="T729">({</text:span><text:span text:style-name="T730">"M"</text:span><text:span text:style-name="T731">:<text:s/></text:span><text:span text:style-name="T732">1</text:span><text:span text:style-name="T733">,<text:s/></text:span><text:span text:style-name="T734">"B"</text:span><text:span text:style-name="T735">:<text:s/></text:span><text:span text:style-name="T736">0</text:span><text:span text:style-name="T737">})</text:span></text:p>
      <text:p text:style-name="P738"><text:span text:style-name="T739">   <text:s/></text:span><text:span text:style-name="T740">return</text:span><text:span text:style-name="T741"><text:s/></text:span><text:span text:style-name="T742">data</text:span></text:p>
      <text:p text:style-name="P743"/>
      <text:p text:style-name="P744"><text:span text:style-name="T745">def</text:span><text:span text:style-name="T746"><text:s/></text:span><text:span text:style-name="T747">handle_class_imbalance</text:span><text:span text:style-name="T748">(</text:span><text:span text:style-name="T749">data</text:span><text:span text:style-name="T750">):</text:span></text:p>
      <text:p text:style-name="P751"><text:span text:style-name="T752">   <text:s/></text:span><text:span text:style-name="T753">smote</text:span><text:span text:style-name="T754"><text:s/>=<text:s/></text:span><text:span text:style-name="T755">SMOTE</text:span><text:span text:style-name="T756">(</text:span><text:span text:style-name="T757">sampling_strategy</text:span><text:span text:style-name="T758">=</text:span><text:span text:style-name="T759">'auto'</text:span><text:span text:style-name="T760">,<text:s/></text:span><text:span text:style-name="T761">random_state</text:span><text:span text:style-name="T762">=</text:span><text:span text:style-name="T763">42</text:span><text:span text:style-name="T764">)</text:span></text:p>
      <text:p text:style-name="P765"/>
      <text:p text:style-name="P766"><text:span text:style-name="T767">   <text:s/></text:span><text:span text:style-name="T768">X</text:span><text:span text:style-name="T769"><text:s/>=<text:s/></text:span><text:span text:style-name="T770">data</text:span><text:span text:style-name="T771">.drop(</text:span><text:span text:style-name="T772">columns</text:span><text:span text:style-name="T773">=[</text:span><text:span text:style-name="T774">"diagnosis"</text:span><text:span text:style-name="T775">])</text:span></text:p>
      <text:p text:style-name="P776"><text:span text:style-name="T777">   <text:s/></text:span><text:span text:style-name="T778">y</text:span><text:span text:style-name="T779"><text:s/>=<text:s/></text:span><text:span text:style-name="T780">data</text:span><text:span text:style-name="T781">[</text:span><text:span text:style-name="T782">"diagnosis"</text:span><text:span text:style-name="T783">]</text:span></text:p>
      <text:p text:style-name="P784"/>
      <text:p text:style-name="P785"><text:span text:style-name="T786">   <text:s/></text:span><text:span text:style-name="T787">X_resampled</text:span><text:span text:style-name="T788">,<text:s/></text:span><text:span text:style-name="T789">y_resampled</text:span><text:span text:style-name="T790"><text:s/>=<text:s/></text:span><text:span text:style-name="T791">smote</text:span><text:span text:style-name="T792">.</text:span><text:span text:style-name="T793">fit_resample</text:span><text:span text:style-name="T794">(</text:span><text:span text:style-name="T795">X</text:span><text:span text:style-name="T796">,<text:s/></text:span><text:span text:style-name="T797">y</text:span><text:span text:style-name="T798">)</text:span></text:p>
      <text:p text:style-name="P799"/>
      <text:p text:style-name="P800"><text:span text:style-name="T801">   <text:s/></text:span><text:span text:style-name="T802"># Combine resampled features and target into one DataFrame</text:span></text:p>
      <text:p text:style-name="P803"><text:span text:style-name="T804">   <text:s/></text:span><text:span text:style-name="T805">resampled_data</text:span><text:span text:style-name="T806"><text:s/>=<text:s/></text:span><text:span text:style-name="T807">pd</text:span><text:span text:style-name="T808">.</text:span><text:span text:style-name="T809">concat</text:span><text:span text:style-name="T810">([</text:span><text:span text:style-name="T811">X_resampled</text:span><text:span text:style-name="T812">,<text:s/></text:span><text:span text:style-name="T813">y_resampled</text:span><text:span text:style-name="T814">],<text:s/></text:span><text:span text:style-name="T815">axis</text:span><text:span text:style-name="T816">=</text:span><text:span text:style-name="T817">1</text:span><text:span text:style-name="T818">)</text:span></text:p>
      <text:p text:style-name="P819"><text:span text:style-name="T820">   <text:s/></text:span><text:span text:style-name="T821">return</text:span><text:span text:style-name="T822"><text:s/></text:span><text:span text:style-name="T823">resampled_data</text:span></text:p>
      <text:p text:style-name="P824"/>
      <text:p text:style-name="P825"><text:span text:style-name="T826">def</text:span><text:span text:style-name="T827"><text:s/></text:span><text:span text:style-name="T828">scale_features</text:span><text:span text:style-name="T829">(</text:span><text:span text:style-name="T830">data</text:span><text:span text:style-name="T831">):</text:span></text:p>
      <text:p text:style-name="P832"><text:span text:style-name="T833">   <text:s/></text:span><text:span text:style-name="T834"># Separate features and target variable</text:span></text:p>
      <text:p text:style-name="P835"><text:span text:style-name="T836">   <text:s/></text:span><text:span text:style-name="T837">X</text:span><text:span text:style-name="T838"><text:s/>=<text:s/></text:span><text:span text:style-name="T839">data</text:span><text:span text:style-name="T840">.drop(</text:span><text:span text:style-name="T841">columns</text:span><text:span text:style-name="T842">=[</text:span><text:span text:style-name="T843">"diagnosis"</text:span><text:span text:style-name="T844">])</text:span></text:p>
      <text:p text:style-name="P845"><text:span text:style-name="T846">   <text:s/></text:span><text:span text:style-name="T847">y</text:span><text:span text:style-name="T848"><text:s/>=<text:s/></text:span><text:span text:style-name="T849">data</text:span><text:span text:style-name="T850">[</text:span><text:span text:style-name="T851">"diagnosis"</text:span><text:span text:style-name="T852">]</text:span></text:p>
      <text:p text:style-name="P853"/>
      <text:p text:style-name="P854"><text:span text:style-name="T855">   <text:s/></text:span><text:span text:style-name="T856"># Apply feature scaling</text:span></text:p>
      <text:soft-page-break/>
      <text:p text:style-name="P857"><text:span text:style-name="T858">   <text:s/></text:span><text:span text:style-name="T859">scaler</text:span><text:span text:style-name="T860"><text:s/>=<text:s/></text:span><text:span text:style-name="T861">StandardScaler</text:span><text:span text:style-name="T862">()</text:span></text:p>
      <text:p text:style-name="P863"><text:span text:style-name="T864">   <text:s/></text:span><text:span text:style-name="T865">X_scaled</text:span><text:span text:style-name="T866"><text:s/>=<text:s/></text:span><text:span text:style-name="T867">pd</text:span><text:span text:style-name="T868">.</text:span><text:span text:style-name="T869">DataFrame</text:span><text:span text:style-name="T870">(</text:span><text:span text:style-name="T871">scaler</text:span><text:span text:style-name="T872">.</text:span><text:span text:style-name="T873">fit_transform</text:span><text:span text:style-name="T874">(</text:span><text:span text:style-name="T875">X</text:span><text:span text:style-name="T876">),<text:s/></text:span><text:span text:style-name="T877">columns</text:span><text:span text:style-name="T878">=</text:span><text:span text:style-name="T879">X</text:span><text:span text:style-name="T880">.columns)</text:span></text:p>
      <text:p text:style-name="P881"/>
      <text:p text:style-name="P882"><text:span text:style-name="T883">   <text:s/></text:span><text:span text:style-name="T884"># Combine scaled features and target variable</text:span></text:p>
      <text:p text:style-name="P885"><text:span text:style-name="T886">   <text:s/></text:span><text:span text:style-name="T887">data_scaled</text:span><text:span text:style-name="T888"><text:s/>=<text:s/></text:span><text:span text:style-name="T889">pd</text:span><text:span text:style-name="T890">.</text:span><text:span text:style-name="T891">concat</text:span><text:span text:style-name="T892">([</text:span><text:span text:style-name="T893">X_scaled</text:span><text:span text:style-name="T894">,<text:s/></text:span><text:span text:style-name="T895">y</text:span><text:span text:style-name="T896">],<text:s/></text:span><text:span text:style-name="T897">axis</text:span><text:span text:style-name="T898">=</text:span><text:span text:style-name="T899">1</text:span><text:span text:style-name="T900">)</text:span></text:p>
      <text:p text:style-name="P901"><text:span text:style-name="T902">   <text:s/></text:span><text:span text:style-name="T903">return</text:span><text:span text:style-name="T904"><text:s/></text:span><text:span text:style-name="T905">data_scaled</text:span></text:p>
      <text:p text:style-name="P906"/>
      <text:p text:style-name="P907"><text:span text:style-name="T908">def</text:span><text:span text:style-name="T909"><text:s/></text:span><text:span text:style-name="T910">handle_multicollinearity</text:span><text:span text:style-name="T911">(</text:span><text:span text:style-name="T912">data</text:span><text:span text:style-name="T913">):</text:span></text:p>
      <text:p text:style-name="P914"><text:span text:style-name="T915">   <text:s/></text:span><text:span text:style-name="T916"># Separate features and target variable</text:span></text:p>
      <text:p text:style-name="P917"><text:span text:style-name="T918">   <text:s/></text:span><text:span text:style-name="T919">X</text:span><text:span text:style-name="T920"><text:s/>=<text:s/></text:span><text:span text:style-name="T921">data</text:span><text:span text:style-name="T922">.drop(</text:span><text:span text:style-name="T923">columns</text:span><text:span text:style-name="T924">=[</text:span><text:span text:style-name="T925">"diagnosis"</text:span><text:span text:style-name="T926">])</text:span></text:p>
      <text:p text:style-name="P927"><text:span text:style-name="T928">   <text:s/></text:span><text:span text:style-name="T929">y</text:span><text:span text:style-name="T930"><text:s/>=<text:s/></text:span><text:span text:style-name="T931">data</text:span><text:span text:style-name="T932">[</text:span><text:span text:style-name="T933">"diagnosis"</text:span><text:span text:style-name="T934">]</text:span></text:p>
      <text:p text:style-name="P935"/>
      <text:p text:style-name="P936"><text:span text:style-name="T937">   <text:s/></text:span><text:span text:style-name="T938"># Apply PCA to handle multicollinearity</text:span></text:p>
      <text:p text:style-name="P939"><text:span text:style-name="T940">   <text:s/></text:span><text:span text:style-name="T941">pca</text:span><text:span text:style-name="T942"><text:s/>=<text:s/></text:span><text:span text:style-name="T943">PCA</text:span><text:span text:style-name="T944">(</text:span><text:span text:style-name="T945">n_components</text:span><text:span text:style-name="T946">=</text:span><text:span text:style-name="T947">0.95</text:span><text:span text:style-name="T948">)</text:span></text:p>
      <text:p text:style-name="P949"><text:span text:style-name="T950">   <text:s/></text:span><text:span text:style-name="T951">transformed_features</text:span><text:span text:style-name="T952"><text:s/>=<text:s/></text:span><text:span text:style-name="T953">pca</text:span><text:span text:style-name="T954">.</text:span><text:span text:style-name="T955">fit_transform</text:span><text:span text:style-name="T956">(</text:span><text:span text:style-name="T957">X</text:span><text:span text:style-name="T958">)</text:span></text:p>
      <text:p text:style-name="P959"/>
      <text:p text:style-name="P960"><text:span text:style-name="T961">   <text:s/></text:span><text:span text:style-name="T962"># Create a DataFrame with transformed features and maintain column names</text:span></text:p>
      <text:p text:style-name="P963"><text:span text:style-name="T964">   <text:s/></text:span><text:span text:style-name="T965">transformed_columns</text:span><text:span text:style-name="T966"><text:s/>= [</text:span><text:span text:style-name="T967">f</text:span><text:span text:style-name="T968">'PC_</text:span><text:span text:style-name="T969">{</text:span><text:span text:style-name="T970">i</text:span><text:span text:style-name="T971">}</text:span><text:span text:style-name="T972">'</text:span><text:span text:style-name="T973"><text:s/></text:span><text:span text:style-name="T974">for</text:span><text:span text:style-name="T975"><text:s/></text:span><text:span text:style-name="T976">i</text:span><text:span text:style-name="T977"><text:s/></text:span><text:span text:style-name="T978">in</text:span><text:span text:style-name="T979"><text:s/></text:span><text:span text:style-name="T980">range</text:span><text:span text:style-name="T981">(</text:span><text:span text:style-name="T982">1</text:span><text:span text:style-name="T983">,<text:s/></text:span><text:span text:style-name="T984">transformed_features</text:span><text:span text:style-name="T985">.</text:span><text:span text:style-name="T986">shape</text:span><text:span text:style-name="T987">[</text:span><text:span text:style-name="T988">1</text:span><text:span text:style-name="T989">] +<text:s/></text:span><text:span text:style-name="T990">1</text:span><text:span text:style-name="T991">)]</text:span></text:p>
      <text:p text:style-name="P992"><text:span text:style-name="T993">   <text:s/></text:span><text:span text:style-name="T994">transformed_data</text:span><text:span text:style-name="T995"><text:s/>=<text:s/></text:span><text:span text:style-name="T996">pd</text:span><text:span text:style-name="T997">.</text:span><text:span text:style-name="T998">DataFrame</text:span><text:span text:style-name="T999">(</text:span><text:span text:style-name="T1000">transformed_features</text:span><text:span text:style-name="T1001">,<text:s/></text:span><text:span text:style-name="T1002">columns</text:span><text:span text:style-name="T1003">=</text:span><text:span text:style-name="T1004">transformed_columns</text:span><text:span text:style-name="T1005">)</text:span></text:p>
      <text:p text:style-name="P1006"/>
      <text:p text:style-name="P1007"><text:span text:style-name="T1008">   <text:s/></text:span><text:span text:style-name="T1009"># Concatenate transformed features with the target variable</text:span></text:p>
      <text:p text:style-name="P1010"><text:span text:style-name="T1011">   <text:s/></text:span><text:span text:style-name="T1012">data_transformed</text:span><text:span text:style-name="T1013"><text:s/>=<text:s/></text:span><text:span text:style-name="T1014">pd</text:span><text:span text:style-name="T1015">.</text:span><text:span text:style-name="T1016">concat</text:span><text:span text:style-name="T1017">([</text:span><text:span text:style-name="T1018">transformed_data</text:span><text:span text:style-name="T1019">,<text:s/></text:span><text:span text:style-name="T1020">y</text:span><text:span text:style-name="T1021">.reset_index(</text:span><text:span text:style-name="T1022">drop</text:span><text:span text:style-name="T1023">=</text:span><text:span text:style-name="T1024">True</text:span><text:span text:style-name="T1025">)],<text:s/></text:span><text:span text:style-name="T1026">axis</text:span><text:span text:style-name="T1027">=</text:span><text:span text:style-name="T1028">1</text:span><text:span text:style-name="T1029">)</text:span></text:p>
      <text:p text:style-name="P1030"/>
      <text:p text:style-name="P1031"><text:span text:style-name="T1032">   <text:s/></text:span><text:span text:style-name="T1033">return</text:span><text:span text:style-name="T1034"><text:s/></text:span><text:span text:style-name="T1035">data_transformed</text:span></text:p>
      <text:p text:style-name="P1036"/>
      <text:p text:style-name="P1037"><text:span text:style-name="T1038">def</text:span><text:span text:style-name="T1039"><text:s/></text:span><text:span text:style-name="T1040">handle_outliers</text:span><text:span text:style-name="T1041">(</text:span><text:span text:style-name="T1042">data</text:span><text:span text:style-name="T1043">):</text:span></text:p>
      <text:p text:style-name="P1044"><text:span text:style-name="T1045">   <text:s/></text:span><text:span text:style-name="T1046"># Calculate IQR</text:span></text:p>
      <text:p text:style-name="P1047"><text:span text:style-name="T1048">   <text:s/></text:span><text:span text:style-name="T1049">Q1</text:span><text:span text:style-name="T1050"><text:s/>=<text:s/></text:span><text:span text:style-name="T1051">data</text:span><text:span text:style-name="T1052">.quantile(</text:span><text:span text:style-name="T1053">0.25</text:span><text:span text:style-name="T1054">)</text:span></text:p>
      <text:p text:style-name="P1055"><text:span text:style-name="T1056">   <text:s/></text:span><text:span text:style-name="T1057">Q3</text:span><text:span text:style-name="T1058"><text:s/>=<text:s/></text:span><text:span text:style-name="T1059">data</text:span><text:span text:style-name="T1060">.quantile(</text:span><text:span text:style-name="T1061">0.75</text:span><text:span text:style-name="T1062">)</text:span></text:p>
      <text:p text:style-name="P1063"><text:span text:style-name="T1064">   <text:s/></text:span><text:span text:style-name="T1065">IQR</text:span><text:span text:style-name="T1066"><text:s/>=<text:s/></text:span><text:span text:style-name="T1067">Q3</text:span><text:span text:style-name="T1068"><text:s/>-<text:s/></text:span><text:span text:style-name="T1069">Q1</text:span></text:p>
      <text:p text:style-name="P1070"/>
      <text:p text:style-name="P1071"><text:span text:style-name="T1072">   <text:s/></text:span><text:span text:style-name="T1073"># Remove outliers</text:span></text:p>
      <text:p text:style-name="P1074"><text:span text:style-name="T1075">   <text:s/></text:span><text:span text:style-name="T1076">data_no_outliers</text:span><text:span text:style-name="T1077"><text:s/>=<text:s/></text:span><text:span text:style-name="T1078">data</text:span><text:span text:style-name="T1079">[~((</text:span><text:span text:style-name="T1080">data</text:span><text:span text:style-name="T1081"><text:s/>&lt; (</text:span><text:span text:style-name="T1082">Q1</text:span><text:span text:style-name="T1083"><text:s/>-<text:s/></text:span><text:span text:style-name="T1084">1.5</text:span><text:span text:style-name="T1085"><text:s/>*<text:s/></text:span><text:span text:style-name="T1086">IQR</text:span><text:span text:style-name="T1087">)) | (</text:span><text:span text:style-name="T1088">data</text:span><text:span text:style-name="T1089"><text:s/>&gt; (</text:span><text:span text:style-name="T1090">Q3</text:span><text:span text:style-name="T1091"><text:s/>+<text:s/></text:span><text:span text:style-name="T1092">1.5</text:span><text:span text:style-name="T1093"><text:s/>*<text:s/></text:span><text:span text:style-name="T1094">IQR</text:span><text:span text:style-name="T1095">))).any(</text:span><text:span text:style-name="T1096">axis</text:span><text:span text:style-name="T1097">=</text:span><text:span text:style-name="T1098">1</text:span><text:span text:style-name="T1099">)]</text:span></text:p>
      <text:p text:style-name="P1100"/>
      <text:p text:style-name="P1101"><text:span text:style-name="T1102">   <text:s/></text:span><text:span text:style-name="T1103"># Reset the index</text:span></text:p>
      <text:p text:style-name="P1104"><text:span text:style-name="T1105">   <text:s/></text:span><text:span text:style-name="T1106">data_no_outliers</text:span><text:span text:style-name="T1107"><text:s/>=<text:s/></text:span><text:span text:style-name="T1108">data_no_outliers</text:span><text:span text:style-name="T1109">.reset_index(</text:span><text:span text:style-name="T1110">drop</text:span><text:span text:style-name="T1111">=</text:span><text:span text:style-name="T1112">True</text:span><text:span text:style-name="T1113">)</text:span></text:p>
      <text:p text:style-name="P1114"/>
      <text:p text:style-name="P1115"><text:span text:style-name="T1116">   <text:s/></text:span><text:span text:style-name="T1117">return</text:span><text:span text:style-name="T1118"><text:s/></text:span><text:span text:style-name="T1119">data_no_outliers</text:span></text:p>
      <text:p text:style-name="P1120"/>
      <text:p text:style-name="P1121"><text:span text:style-name="T1122">def</text:span><text:span text:style-name="T1123"><text:s/></text:span><text:span text:style-name="T1124">main</text:span><text:span text:style-name="T1125">():</text:span></text:p>
      <text:p text:style-name="P1126"><text:span text:style-name="T1127">   <text:s/></text:span><text:span text:style-name="T1128">projectRoot</text:span><text:span text:style-name="T1129"><text:s/>=<text:s/></text:span><text:span text:style-name="T1130">Path</text:span><text:span text:style-name="T1131">(</text:span><text:span text:style-name="T1132">__file__</text:span><text:span text:style-name="T1133">).</text:span><text:span text:style-name="T1134">parent</text:span><text:span text:style-name="T1135">.</text:span><text:span text:style-name="T1136">parent</text:span><text:span text:style-name="T1137">.</text:span><text:span text:style-name="T1138">parent</text:span></text:p>
      <text:p text:style-name="P1139"><text:span text:style-name="T1140">   <text:s/></text:span><text:span text:style-name="T1141">data</text:span><text:span text:style-name="T1142"><text:s/>=<text:s/></text:span><text:span text:style-name="T1143">load_data</text:span><text:span text:style-name="T1144">(</text:span><text:span text:style-name="T1145">projectRoot</text:span><text:span text:style-name="T1146"><text:s/>/<text:s/></text:span><text:span text:style-name="T1147">"data/raw/cancerData.csv"</text:span><text:span text:style-name="T1148">)</text:span></text:p>
      <text:soft-page-break/>
      <text:p text:style-name="P1149"><text:span text:style-name="T1150">   <text:s/></text:span><text:span text:style-name="T1151">data</text:span><text:span text:style-name="T1152"><text:s/>=<text:s/></text:span><text:span text:style-name="T1153">handle_class_imbalance</text:span><text:span text:style-name="T1154">(</text:span><text:span text:style-name="T1155">data</text:span><text:span text:style-name="T1156">)</text:span></text:p>
      <text:p text:style-name="P1157"><text:span text:style-name="T1158">   <text:s/></text:span><text:span text:style-name="T1159">data</text:span><text:span text:style-name="T1160"><text:s/>=<text:s/></text:span><text:span text:style-name="T1161">scale_features</text:span><text:span text:style-name="T1162">(</text:span><text:span text:style-name="T1163">data</text:span><text:span text:style-name="T1164">)</text:span></text:p>
      <text:p text:style-name="P1165"><text:span text:style-name="T1166">   <text:s/></text:span><text:span text:style-name="T1167">data</text:span><text:span text:style-name="T1168"><text:s/>=<text:s/></text:span><text:span text:style-name="T1169">handle_multicollinearity</text:span><text:span text:style-name="T1170">(</text:span><text:span text:style-name="T1171">data</text:span><text:span text:style-name="T1172">)</text:span></text:p>
      <text:p text:style-name="P1173"><text:span text:style-name="T1174">   <text:s/></text:span><text:span text:style-name="T1175">data</text:span><text:span text:style-name="T1176"><text:s/>=<text:s/></text:span><text:span text:style-name="T1177">handle_outliers</text:span><text:span text:style-name="T1178">(</text:span><text:span text:style-name="T1179">data</text:span><text:span text:style-name="T1180">)</text:span></text:p>
      <text:p text:style-name="P1181"/>
      <text:p text:style-name="P1182"><text:span text:style-name="T1183">   <text:s/></text:span><text:span text:style-name="T1184"># Save preprocessed data to a new CSV file</text:span></text:p>
      <text:p text:style-name="P1185"><text:span text:style-name="T1186">   <text:s/></text:span><text:span text:style-name="T1187">data</text:span><text:span text:style-name="T1188">.</text:span><text:span text:style-name="T1189">to_csv</text:span><text:span text:style-name="T1190">(</text:span><text:span text:style-name="T1191">projectRoot</text:span><text:span text:style-name="T1192"><text:s/>/<text:s/></text:span><text:span text:style-name="T1193">"data"</text:span><text:span text:style-name="T1194"><text:s/>/<text:s/></text:span><text:span text:style-name="T1195">"preprocessed"</text:span><text:span text:style-name="T1196"><text:s/>/<text:s/></text:span><text:span text:style-name="T1197">"cancer_data.csv"</text:span><text:span text:style-name="T1198">,<text:s/></text:span><text:span text:style-name="T1199">index</text:span><text:span text:style-name="T1200">=</text:span><text:span text:style-name="T1201">False</text:span><text:span text:style-name="T1202">)</text:span></text:p>
      <text:p text:style-name="P1203"/>
      <text:p text:style-name="P1204"><text:span text:style-name="T1205">if</text:span><text:span text:style-name="T1206"><text:s/></text:span><text:span text:style-name="T1207">__name__</text:span><text:span text:style-name="T1208"><text:s/>==<text:s/></text:span><text:span text:style-name="T1209">"__main__"</text:span><text:span text:style-name="T1210">:</text:span></text:p>
      <text:p text:style-name="P1211"><text:span text:style-name="T1212">   <text:s/></text:span><text:span text:style-name="T1213">main</text:span><text:span text:style-name="T1214">()</text:span></text:p>
      <text:p text:style-name="P1215"/>
      <text:p text:style-name="P1216"/>
      <text:p text:style-name="P1217"/>
      <text:p text:style-name="P1218"/>
      <text:p text:style-name="P1219"/>
      <text:p text:style-name="Normal"><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offel André</meta:initial-creator>
    <dc:creator>Christoffel André</dc:creator>
    <meta:creation-date>2023-04-24T20:17:00Z</meta:creation-date>
    <dc:date>2023-04-25T19:01:00Z</dc:date>
    <meta:template xlink:href="Normal.dotm" xlink:type="simple"/>
    <meta:editing-cycles>6</meta:editing-cycles>
    <meta:editing-duration>PT0S</meta:editing-duration>
    <meta:document-statistic meta:page-count="5" meta:paragraph-count="12" meta:word-count="931" meta:character-count="6226" meta:row-count="44" meta:non-whitespace-character-count="5307"/>
  </office:meta>
</office:document-meta>
</file>